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style:text-underline-style="none" fo:font-weight="normal" officeooo:rsid="066818f6" officeooo:paragraph-rsid="00edc00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4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5" style:family="paragraph" style:parent-style-name="Standard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15e51faf" officeooo:paragraph-rsid="02fbcec0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7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8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2db036f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60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62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63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4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5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6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8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309f1a9" officeooo:paragraph-rsid="0309f1a9" style:font-size-asian="11pt" style:font-size-complex="11pt"/>
    </style:style>
    <style:style style:name="P69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2de2d56" officeooo:paragraph-rsid="02de2d56" style:font-size-asian="11pt" style:font-weight-asian="normal" style:font-size-complex="11pt" style:font-weight-complex="normal"/>
    </style:style>
    <style:style style:name="P7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72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3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4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5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7" style:family="paragraph" style:parent-style-name="Standard" style:list-style-name="RTF_5f_Num_20_3">
      <style:text-properties style:font-name="Times New Roman" fo:font-size="11pt" officeooo:paragraph-rsid="03060080" style:font-size-asian="11pt" style:font-size-complex="11pt"/>
    </style:style>
    <style:style style:name="P78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9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dd4d7b" style:font-style-asian="normal" style:font-style-complex="normal"/>
    </style:style>
    <style:style style:name="T4" style:family="text">
      <style:text-properties fo:color="#666666" style:font-name="Times New Roman" fo:font-style="normal" officeooo:rsid="030df896" style:font-style-asian="normal" style:font-style-complex="normal"/>
    </style:style>
    <style:style style:name="T5" style:family="text">
      <style:text-properties fo:color="#666666" style:font-name="Times New Roman" fo:font-style="normal" officeooo:rsid="0289ebab" style:font-style-asian="normal" style:font-style-complex="normal"/>
    </style:style>
    <style:style style:name="T6" style:family="text">
      <style:text-properties fo:color="#666666" style:font-name="Times New Roman" fo:font-style="normal" officeooo:rsid="08d7613b" style:font-style-asian="normal" style:font-style-complex="normal"/>
    </style:style>
    <style:style style:name="T7" style:family="text">
      <style:text-properties fo:color="#666666" style:font-name="Times New Roman" fo:font-style="normal" officeooo:rsid="027fde90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cb99b" style:font-weight-asian="bold" style:font-weight-complex="bold"/>
    </style:style>
    <style:style style:name="T10" style:family="text">
      <style:text-properties fo:font-weight="bold" officeooo:rsid="0079834f" style:font-weight-asian="bold" style:font-weight-complex="bold"/>
    </style:style>
    <style:style style:name="T11" style:family="text">
      <style:text-properties fo:font-weight="bold" officeooo:rsid="00ea7dcf" style:font-weight-asian="bold" style:font-weight-complex="bold"/>
    </style:style>
    <style:style style:name="T12" style:family="text">
      <style:text-properties fo:font-weight="bold" officeooo:rsid="0107fbf3" style:font-weight-asian="bold" style:font-weight-complex="bold"/>
    </style:style>
    <style:style style:name="T13" style:family="text">
      <style:text-properties fo:font-weight="bold" officeooo:rsid="0044cfad" style:font-weight-asian="bold" style:font-weight-complex="bold"/>
    </style:style>
    <style:style style:name="T14" style:family="text">
      <style:text-properties fo:font-weight="bold" officeooo:rsid="00905cc3" style:font-weight-asian="bold" style:font-weight-complex="bold"/>
    </style:style>
    <style:style style:name="T15" style:family="text">
      <style:text-properties fo:font-weight="bold" officeooo:rsid="01ce7d7f" style:font-weight-asian="bold" style:font-weight-complex="bold"/>
    </style:style>
    <style:style style:name="T16" style:family="text">
      <style:text-properties fo:font-weight="bold" officeooo:rsid="0167d229" style:font-weight-asian="bold" style:font-weight-complex="bold"/>
    </style:style>
    <style:style style:name="T17" style:family="text">
      <style:text-properties fo:font-weight="bold" officeooo:rsid="025a151e" style:font-weight-asian="bold" style:font-weight-complex="bold"/>
    </style:style>
    <style:style style:name="T18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1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2" style:family="text">
      <style:text-properties fo:letter-spacing="0.002in"/>
    </style:style>
    <style:style style:name="T23" style:family="text">
      <style:text-properties fo:letter-spacing="0.002in" style:text-underline-style="none"/>
    </style:style>
    <style:style style:name="T24" style:family="text">
      <style:text-properties fo:letter-spacing="0.002in" officeooo:rsid="04b0de13"/>
    </style:style>
    <style:style style:name="T25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fo:font-weight="normal" officeooo:rsid="02f7c43a" style:font-name-asian="TimesNewRomanPSMT" style:font-style-asian="normal" style:font-weight-asian="normal" style:font-name-complex="Arial1" style:font-style-complex="normal" style:font-weight-complex="normal"/>
    </style:style>
    <style:style style:name="T46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8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9" style:family="text">
      <style:text-properties fo:letter-spacing="0.002in" style:text-underline-style="solid" style:text-underline-width="auto" style:text-underline-color="font-color"/>
    </style:style>
    <style:style style:name="T50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51" style:family="text">
      <style:text-properties fo:letter-spacing="0.002in" officeooo:rsid="015f885d"/>
    </style:style>
    <style:style style:name="T52" style:family="text">
      <style:text-properties fo:letter-spacing="0.002in" officeooo:rsid="01b0f6ec"/>
    </style:style>
    <style:style style:name="T53" style:family="text">
      <style:text-properties style:text-position="super 58%" fo:letter-spacing="0.002in"/>
    </style:style>
    <style:style style:name="T54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4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5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6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7" style:family="text">
      <style:text-properties fo:language="en" fo:country="GB" style:text-underline-style="none" fo:font-weight="normal" officeooo:rsid="030b3eec" style:font-weight-asian="normal" style:font-weight-complex="normal"/>
    </style:style>
    <style:style style:name="T78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80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81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82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8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6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7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8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9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03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4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5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6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07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8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9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10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11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2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13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14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30b3eec" style:font-style-asian="normal" style:font-weight-asian="normal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30c3423" style:font-style-asian="normal" style:font-weight-asian="normal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30cb8cd" style:font-style-asian="normal" style:font-weight-asian="normal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44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45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46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7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148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9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50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51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52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53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54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55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56" style:family="text">
      <style:text-properties fo:color="#000000" style:text-underline-style="none" fo:font-weight="bold" officeooo:rsid="0099d3c9" style:font-weight-asian="bold" style:font-weight-complex="bold"/>
    </style:style>
    <style:style style:name="T157" style:family="text">
      <style:text-properties fo:color="#000000" style:text-underline-style="none" fo:font-weight="bold" officeooo:rsid="0092bc65" style:font-weight-asian="bold" style:font-weight-complex="bold"/>
    </style:style>
    <style:style style:name="T158" style:family="text">
      <style:text-properties fo:color="#000000" style:text-underline-style="none" fo:font-weight="bold" officeooo:rsid="066818f6" style:font-weight-asian="bold" style:font-weight-complex="bold"/>
    </style:style>
    <style:style style:name="T159" style:family="text">
      <style:text-properties fo:color="#000000" style:text-underline-style="none" fo:font-weight="bold" officeooo:rsid="06695675" style:font-weight-asian="bold" style:font-weight-complex="bold"/>
    </style:style>
    <style:style style:name="T160" style:family="text">
      <style:text-properties fo:color="#000000" style:text-underline-style="none" fo:font-weight="bold" officeooo:rsid="028614ff" style:font-weight-asian="bold" style:font-weight-complex="bold"/>
    </style:style>
    <style:style style:name="T161" style:family="text">
      <style:text-properties fo:color="#000000" style:text-underline-style="none" fo:font-weight="normal" officeooo:rsid="064e6afa" style:font-weight-asian="normal" style:font-weight-complex="normal"/>
    </style:style>
    <style:style style:name="T162" style:family="text">
      <style:text-properties fo:color="#000000" style:text-underline-style="none" fo:font-weight="normal" officeooo:rsid="066818f6" style:font-weight-asian="normal" style:font-weight-complex="normal"/>
    </style:style>
    <style:style style:name="T163" style:family="text">
      <style:text-properties fo:color="#000000" style:text-underline-style="none" fo:font-weight="normal" officeooo:rsid="06695675" style:font-weight-asian="normal" style:font-weight-complex="normal"/>
    </style:style>
    <style:style style:name="T164" style:family="text">
      <style:text-properties fo:color="#000000" style:text-underline-style="none" fo:font-weight="normal" officeooo:rsid="066b97ae" style:font-weight-asian="normal" style:font-weight-complex="normal"/>
    </style:style>
    <style:style style:name="T165" style:family="text">
      <style:text-properties fo:color="#000000" style:text-underline-style="none" fo:font-weight="normal" officeooo:rsid="055bcdca" style:font-weight-asian="normal" style:font-weight-complex="normal"/>
    </style:style>
    <style:style style:name="T166" style:family="text">
      <style:text-properties fo:color="#000000" style:text-underline-style="none" fo:font-weight="normal" officeooo:rsid="066f927c" style:font-weight-asian="normal" style:font-weight-complex="normal"/>
    </style:style>
    <style:style style:name="T167" style:family="text">
      <style:text-properties fo:color="#000000" style:text-underline-style="none" fo:font-weight="normal" officeooo:rsid="0670cf97" style:font-weight-asian="normal" style:font-weight-complex="normal"/>
    </style:style>
    <style:style style:name="T168" style:family="text">
      <style:text-properties fo:color="#000000" style:text-underline-style="none" fo:font-weight="normal" officeooo:rsid="0101b363" style:font-weight-asian="normal" style:font-weight-complex="normal"/>
    </style:style>
    <style:style style:name="T169" style:family="text">
      <style:text-properties fo:color="#000000" style:text-underline-style="none" fo:font-weight="normal" officeooo:rsid="0659a4bc" style:font-weight-asian="normal" style:font-weight-complex="normal"/>
    </style:style>
    <style:style style:name="T170" style:family="text">
      <style:text-properties fo:color="#000000" style:text-underline-style="none" fo:font-weight="normal" officeooo:rsid="0202cbb9" style:font-weight-asian="normal" style:font-weight-complex="normal"/>
    </style:style>
    <style:style style:name="T171" style:family="text">
      <style:text-properties fo:color="#000000" style:text-underline-style="none" fo:font-weight="normal" officeooo:rsid="02468a0c" style:font-weight-asian="normal" style:font-weight-complex="normal"/>
    </style:style>
    <style:style style:name="T172" style:family="text">
      <style:text-properties fo:color="#000000" style:text-underline-style="none" fo:font-weight="normal" officeooo:rsid="0733f21a" style:font-weight-asian="normal" style:font-weight-complex="normal"/>
    </style:style>
    <style:style style:name="T173" style:family="text">
      <style:text-properties fo:color="#000000" style:text-underline-style="none" fo:font-weight="normal" officeooo:rsid="0282ac0c" style:font-weight-asian="normal" style:font-weight-complex="normal"/>
    </style:style>
    <style:style style:name="T174" style:family="text">
      <style:text-properties fo:color="#000000" style:text-underline-style="none" fo:font-weight="normal" officeooo:rsid="07374fcd" style:font-weight-asian="normal" style:font-weight-complex="normal"/>
    </style:style>
    <style:style style:name="T175" style:family="text">
      <style:text-properties fo:color="#000000" style:text-underline-style="none" fo:font-weight="normal" officeooo:rsid="028614ff" style:font-weight-asian="normal" style:font-weight-complex="normal"/>
    </style:style>
    <style:style style:name="T176" style:family="text">
      <style:text-properties fo:color="#000000" style:text-underline-style="none" fo:font-weight="normal" officeooo:rsid="02a6c499" style:font-weight-asian="normal" style:font-weight-complex="normal"/>
    </style:style>
    <style:style style:name="T177" style:family="text">
      <style:text-properties fo:color="#000000" style:text-underline-style="none" fo:font-weight="normal" officeooo:rsid="02a7b72f" style:font-weight-asian="normal" style:font-weight-complex="normal"/>
    </style:style>
    <style:style style:name="T178" style:family="text">
      <style:text-properties fo:color="#000000" style:text-underline-style="none" fo:font-weight="normal" officeooo:rsid="02e8af7e" style:font-weight-asian="normal" style:font-weight-complex="normal"/>
    </style:style>
    <style:style style:name="T179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80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81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82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83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4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5" style:family="text">
      <style:text-properties fo:color="#000000" style:font-name="Times New Roman" fo:font-size="11pt" style:text-underline-style="none" style:font-size-asian="11pt" style:font-size-complex="11pt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2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3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4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5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8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9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200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201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202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203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4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5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1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1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12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13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5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6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7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8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9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20" style:family="text">
      <style:text-properties officeooo:rsid="00260b39"/>
    </style:style>
    <style:style style:name="T221" style:family="text">
      <style:text-properties officeooo:rsid="00278b3f"/>
    </style:style>
    <style:style style:name="T222" style:family="text">
      <style:text-properties fo:font-weight="normal" style:font-weight-asian="normal" style:font-weight-complex="normal"/>
    </style:style>
    <style:style style:name="T223" style:family="text">
      <style:text-properties fo:font-weight="normal" officeooo:rsid="010209be" style:font-weight-asian="normal" style:font-weight-complex="normal"/>
    </style:style>
    <style:style style:name="T224" style:family="text">
      <style:text-properties fo:font-weight="normal" officeooo:rsid="00d7bb59" style:font-weight-asian="normal" style:font-weight-complex="normal"/>
    </style:style>
    <style:style style:name="T225" style:family="text">
      <style:text-properties fo:font-weight="normal" officeooo:rsid="03eda9d0" style:font-weight-asian="normal" style:font-weight-complex="normal"/>
    </style:style>
    <style:style style:name="T226" style:family="text">
      <style:text-properties fo:font-weight="normal" officeooo:rsid="0b5810ee" style:font-weight-asian="normal" style:font-weight-complex="normal"/>
    </style:style>
    <style:style style:name="T227" style:family="text">
      <style:text-properties fo:font-weight="normal" officeooo:rsid="0044cfad" style:font-weight-asian="normal" style:font-weight-complex="normal"/>
    </style:style>
    <style:style style:name="T228" style:family="text">
      <style:text-properties fo:font-weight="normal" officeooo:rsid="0490641d" style:font-weight-asian="normal" style:font-weight-complex="normal"/>
    </style:style>
    <style:style style:name="T229" style:family="text">
      <style:text-properties fo:font-weight="normal" officeooo:rsid="0059834d" style:font-weight-asian="normal" style:font-weight-complex="normal"/>
    </style:style>
    <style:style style:name="T230" style:family="text">
      <style:text-properties fo:font-weight="normal" officeooo:rsid="00e7f6a6" style:font-weight-asian="normal" style:font-weight-complex="normal"/>
    </style:style>
    <style:style style:name="T231" style:family="text">
      <style:text-properties fo:font-weight="normal" officeooo:rsid="037a38a8" style:font-weight-asian="normal" style:font-weight-complex="normal"/>
    </style:style>
    <style:style style:name="T232" style:family="text">
      <style:text-properties fo:font-weight="normal" officeooo:rsid="00d93405" style:font-weight-asian="normal" style:font-weight-complex="normal"/>
    </style:style>
    <style:style style:name="T233" style:family="text">
      <style:text-properties fo:font-weight="normal" officeooo:rsid="0079834f" style:font-weight-asian="normal" style:font-weight-complex="normal"/>
    </style:style>
    <style:style style:name="T234" style:family="text">
      <style:text-properties fo:font-weight="normal" officeooo:rsid="018c5509" style:font-weight-asian="normal" style:font-weight-complex="normal"/>
    </style:style>
    <style:style style:name="T235" style:family="text">
      <style:text-properties fo:font-weight="normal" officeooo:rsid="00a5ca46" style:font-weight-asian="normal" style:font-weight-complex="normal"/>
    </style:style>
    <style:style style:name="T236" style:family="text">
      <style:text-properties fo:font-weight="normal" officeooo:rsid="00a61d61" style:font-weight-asian="normal" style:font-weight-complex="normal"/>
    </style:style>
    <style:style style:name="T237" style:family="text">
      <style:text-properties fo:font-weight="normal" officeooo:rsid="00ac3973" style:font-weight-asian="normal" style:font-weight-complex="normal"/>
    </style:style>
    <style:style style:name="T238" style:family="text">
      <style:text-properties fo:font-weight="normal" officeooo:rsid="00ef5dac" style:font-weight-asian="normal" style:font-weight-complex="normal"/>
    </style:style>
    <style:style style:name="T239" style:family="text">
      <style:text-properties fo:font-weight="normal" officeooo:rsid="010aef95" style:font-weight-asian="normal" style:font-weight-complex="normal"/>
    </style:style>
    <style:style style:name="T240" style:family="text">
      <style:text-properties fo:font-weight="normal" officeooo:rsid="08b8c274" style:font-weight-asian="normal" style:font-weight-complex="normal"/>
    </style:style>
    <style:style style:name="T241" style:family="text">
      <style:text-properties fo:font-weight="normal" officeooo:rsid="00b8c2bc" style:font-weight-asian="normal" style:font-weight-complex="normal"/>
    </style:style>
    <style:style style:name="T242" style:family="text">
      <style:text-properties fo:font-weight="normal" officeooo:rsid="017095fc" style:font-weight-asian="normal" style:font-weight-complex="normal"/>
    </style:style>
    <style:style style:name="T243" style:family="text">
      <style:text-properties fo:font-weight="normal" officeooo:rsid="00905cc3" style:font-weight-asian="normal" style:font-weight-complex="normal"/>
    </style:style>
    <style:style style:name="T244" style:family="text">
      <style:text-properties fo:font-weight="normal" officeooo:rsid="01769b1a" style:font-weight-asian="normal" style:font-weight-complex="normal"/>
    </style:style>
    <style:style style:name="T245" style:family="text">
      <style:text-properties fo:font-weight="normal" officeooo:rsid="01bca8ae" style:font-weight-asian="normal" style:font-weight-complex="normal"/>
    </style:style>
    <style:style style:name="T246" style:family="text">
      <style:text-properties fo:font-weight="normal" officeooo:rsid="0715c502" style:font-weight-asian="normal" style:font-weight-complex="normal"/>
    </style:style>
    <style:style style:name="T247" style:family="text">
      <style:text-properties fo:font-weight="normal" officeooo:rsid="05c4ac6d" style:font-weight-asian="normal" style:font-weight-complex="normal"/>
    </style:style>
    <style:style style:name="T248" style:family="text">
      <style:text-properties fo:font-weight="normal" officeooo:rsid="0714935e" style:font-weight-asian="normal" style:font-weight-complex="normal"/>
    </style:style>
    <style:style style:name="T249" style:family="text">
      <style:text-properties fo:font-weight="normal" officeooo:rsid="0231bd75" style:font-weight-asian="normal" style:font-weight-complex="normal"/>
    </style:style>
    <style:style style:name="T250" style:family="text">
      <style:text-properties fo:font-weight="normal" officeooo:rsid="0232254f" style:font-weight-asian="normal" style:font-weight-complex="normal"/>
    </style:style>
    <style:style style:name="T251" style:family="text">
      <style:text-properties fo:font-weight="normal" officeooo:rsid="02397f7b" style:font-weight-asian="normal" style:font-weight-complex="normal"/>
    </style:style>
    <style:style style:name="T252" style:family="text">
      <style:text-properties fo:font-weight="normal" officeooo:rsid="018354a5" style:font-weight-asian="normal" style:font-weight-complex="normal"/>
    </style:style>
    <style:style style:name="T253" style:family="text">
      <style:text-properties fo:font-weight="normal" officeooo:rsid="030545a8" style:font-weight-asian="normal" style:font-weight-complex="normal"/>
    </style:style>
    <style:style style:name="T254" style:family="text">
      <style:text-properties fo:font-weight="normal" officeooo:rsid="02c92d0d" style:font-weight-asian="normal" style:font-weight-complex="normal"/>
    </style:style>
    <style:style style:name="T255" style:family="text">
      <style:text-properties fo:font-weight="normal" officeooo:rsid="03becd6d" style:font-weight-asian="normal" style:font-weight-complex="normal"/>
    </style:style>
    <style:style style:name="T256" style:family="text">
      <style:text-properties fo:font-weight="normal" officeooo:rsid="01cda42d" style:font-weight-asian="normal" style:font-weight-complex="normal"/>
    </style:style>
    <style:style style:name="T257" style:family="text">
      <style:text-properties fo:font-weight="normal" officeooo:rsid="041bf7a6" style:font-weight-asian="normal" style:font-weight-complex="normal"/>
    </style:style>
    <style:style style:name="T258" style:family="text">
      <style:text-properties fo:font-weight="normal" officeooo:rsid="02649e06" style:font-weight-asian="normal" style:font-weight-complex="normal"/>
    </style:style>
    <style:style style:name="T259" style:family="text">
      <style:text-properties fo:font-weight="normal" officeooo:rsid="0280887c" style:font-weight-asian="normal" style:font-weight-complex="normal"/>
    </style:style>
    <style:style style:name="T260" style:family="text">
      <style:text-properties fo:font-weight="normal" officeooo:rsid="072d42b0" style:font-weight-asian="normal" style:font-weight-complex="normal"/>
    </style:style>
    <style:style style:name="T261" style:family="text">
      <style:text-properties fo:font-weight="normal" officeooo:rsid="02877236" style:font-weight-asian="normal" style:font-weight-complex="normal"/>
    </style:style>
    <style:style style:name="T262" style:family="text">
      <style:text-properties fo:font-weight="normal" officeooo:rsid="0291c34c" style:font-weight-asian="normal" style:font-weight-complex="normal"/>
    </style:style>
    <style:style style:name="T263" style:family="text">
      <style:text-properties fo:font-weight="normal" officeooo:rsid="02e0d22b" style:font-weight-asian="normal" style:font-weight-complex="normal"/>
    </style:style>
    <style:style style:name="T264" style:family="text">
      <style:text-properties fo:font-weight="normal" officeooo:rsid="02efd785" style:font-weight-asian="normal" style:font-weight-complex="normal"/>
    </style:style>
    <style:style style:name="T265" style:family="text">
      <style:text-properties fo:font-weight="normal" officeooo:rsid="03001836" style:font-weight-asian="normal" style:font-weight-complex="normal"/>
    </style:style>
    <style:style style:name="T266" style:family="text">
      <style:text-properties fo:font-weight="normal" officeooo:rsid="03017c26" style:font-weight-asian="normal" style:font-weight-complex="normal"/>
    </style:style>
    <style:style style:name="T267" style:family="text">
      <style:text-properties fo:font-weight="normal" officeooo:rsid="0310513a" style:font-weight-asian="normal" style:font-weight-complex="normal"/>
    </style:style>
    <style:style style:name="T268" style:family="text">
      <style:text-properties fo:font-weight="normal" style:font-weight-asian="normal" style:font-name-complex="Arial1" style:font-weight-complex="normal"/>
    </style:style>
    <style:style style:name="T269" style:family="text">
      <style:text-properties fo:font-weight="normal" officeooo:rsid="02b55a09" style:font-weight-asian="normal" style:font-name-complex="Arial1" style:font-weight-complex="normal"/>
    </style:style>
    <style:style style:name="T270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7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8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9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80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81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82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2fbcec0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22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23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24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5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6" style:family="text">
      <style:text-properties fo:font-style="normal" officeooo:rsid="0cd7546c" style:font-style-asian="normal" style:font-name-complex="Arial1" style:font-style-complex="normal"/>
    </style:style>
    <style:style style:name="T327" style:family="text">
      <style:text-properties fo:font-style="normal" officeooo:rsid="08702bdf" style:font-style-asian="normal" style:font-name-complex="Arial1" style:font-style-complex="normal"/>
    </style:style>
    <style:style style:name="T328" style:family="text">
      <style:text-properties fo:font-style="normal" officeooo:rsid="0fe47423" style:font-style-asian="normal" style:font-name-complex="Arial1" style:font-style-complex="normal"/>
    </style:style>
    <style:style style:name="T329" style:family="text">
      <style:text-properties fo:font-style="normal" officeooo:rsid="1010b53d" style:font-style-asian="normal" style:font-name-complex="Arial1" style:font-style-complex="normal"/>
    </style:style>
    <style:style style:name="T330" style:family="text">
      <style:text-properties fo:font-style="normal" officeooo:rsid="128c503e" style:font-style-asian="normal" style:font-name-complex="Arial1" style:font-style-complex="normal"/>
    </style:style>
    <style:style style:name="T331" style:family="text">
      <style:text-properties fo:font-style="normal" officeooo:rsid="0cd9334f" style:font-style-asian="normal" style:font-name-complex="Arial1" style:font-style-complex="normal"/>
    </style:style>
    <style:style style:name="T332" style:family="text">
      <style:text-properties fo:font-style="normal" officeooo:rsid="0fddd37e" style:font-style-asian="normal" style:font-name-complex="Arial1" style:font-style-complex="normal"/>
    </style:style>
    <style:style style:name="T333" style:family="text">
      <style:text-properties fo:font-style="normal" officeooo:rsid="128b204d" style:font-style-asian="normal" style:font-name-complex="Arial1" style:font-style-complex="normal"/>
    </style:style>
    <style:style style:name="T334" style:family="text">
      <style:text-properties fo:font-style="normal" officeooo:rsid="11dc23c7" style:font-style-asian="normal" style:font-name-complex="Arial1" style:font-style-complex="normal"/>
    </style:style>
    <style:style style:name="T335" style:family="text">
      <style:text-properties fo:font-style="normal" officeooo:rsid="11d966bf" style:font-style-asian="normal" style:font-name-complex="Arial1" style:font-style-complex="normal"/>
    </style:style>
    <style:style style:name="T336" style:family="text">
      <style:text-properties fo:font-style="normal" officeooo:rsid="12950b11" style:font-style-asian="normal" style:font-name-complex="Arial1" style:font-style-complex="normal"/>
    </style:style>
    <style:style style:name="T337" style:family="text">
      <style:text-properties fo:font-style="normal" officeooo:rsid="11da47bf" style:font-style-asian="normal" style:font-name-complex="Arial1" style:font-style-complex="normal"/>
    </style:style>
    <style:style style:name="T338" style:family="text">
      <style:text-properties fo:font-style="normal" officeooo:rsid="00a74e94" style:font-style-asian="normal" style:font-name-complex="Arial1" style:font-style-complex="normal"/>
    </style:style>
    <style:style style:name="T339" style:family="text">
      <style:text-properties fo:font-style="normal" officeooo:rsid="0b7522ba" style:font-style-asian="normal" style:font-name-complex="Arial1" style:font-style-complex="normal"/>
    </style:style>
    <style:style style:name="T340" style:family="text">
      <style:text-properties fo:font-style="normal" officeooo:rsid="0b6d3f4e" style:font-style-asian="normal" style:font-name-complex="Arial1" style:font-style-complex="normal"/>
    </style:style>
    <style:style style:name="T341" style:family="text">
      <style:text-properties fo:font-style="normal" officeooo:rsid="07d79de5" style:font-style-asian="normal" style:font-name-complex="Arial1" style:font-style-complex="normal"/>
    </style:style>
    <style:style style:name="T342" style:family="text">
      <style:text-properties fo:font-style="normal" officeooo:rsid="0c5b85db" style:font-style-asian="normal" style:font-name-complex="Arial1" style:font-style-complex="normal"/>
    </style:style>
    <style:style style:name="T343" style:family="text">
      <style:text-properties fo:font-style="normal" officeooo:rsid="07d7ef83" style:font-style-asian="normal" style:font-name-complex="Arial1" style:font-style-complex="normal"/>
    </style:style>
    <style:style style:name="T344" style:family="text">
      <style:text-properties fo:font-style="normal" officeooo:rsid="00b5cbb8" style:font-style-asian="normal" style:font-name-complex="Arial1" style:font-style-complex="normal"/>
    </style:style>
    <style:style style:name="T345" style:family="text">
      <style:text-properties fo:font-style="normal" officeooo:rsid="00b4b293" style:font-style-asian="normal" style:font-name-complex="Arial1" style:font-style-complex="normal"/>
    </style:style>
    <style:style style:name="T346" style:family="text">
      <style:text-properties fo:font-style="normal" officeooo:rsid="0139dc55" style:font-style-asian="normal" style:font-name-complex="Arial1" style:font-style-complex="normal"/>
    </style:style>
    <style:style style:name="T347" style:family="text">
      <style:text-properties fo:font-style="normal" officeooo:rsid="015a536a" style:font-style-asian="normal" style:font-name-complex="Arial1" style:font-style-complex="normal"/>
    </style:style>
    <style:style style:name="T348" style:family="text">
      <style:text-properties fo:font-style="normal" officeooo:rsid="01fadbbc" style:font-style-asian="normal" style:font-name-complex="Arial1" style:font-style-complex="normal"/>
    </style:style>
    <style:style style:name="T349" style:family="text">
      <style:text-properties fo:font-style="normal" officeooo:rsid="02707e46" style:font-style-asian="normal" style:font-name-complex="Arial1" style:font-style-complex="normal"/>
    </style:style>
    <style:style style:name="T350" style:family="text">
      <style:text-properties fo:font-style="normal" officeooo:rsid="02b7b979" style:font-style-asian="normal" style:font-name-complex="Arial1" style:font-style-complex="normal"/>
    </style:style>
    <style:style style:name="T351" style:family="text">
      <style:text-properties fo:font-style="normal" style:font-style-asian="normal" style:font-style-complex="normal"/>
    </style:style>
    <style:style style:name="T352" style:family="text">
      <style:text-properties fo:font-style="normal" officeooo:rsid="0b7a04f4" style:font-style-asian="normal" style:font-style-complex="normal"/>
    </style:style>
    <style:style style:name="T353" style:family="text">
      <style:text-properties fo:font-style="normal" officeooo:rsid="0127c868" style:font-style-asian="normal" style:font-style-complex="normal"/>
    </style:style>
    <style:style style:name="T354" style:family="text">
      <style:text-properties fo:font-style="normal" officeooo:rsid="014c8744" style:font-style-asian="normal" style:font-style-complex="normal"/>
    </style:style>
    <style:style style:name="T355" style:family="text">
      <style:text-properties fo:font-style="normal" officeooo:rsid="09514304" style:font-style-asian="normal" style:font-style-complex="normal"/>
    </style:style>
    <style:style style:name="T356" style:family="text">
      <style:text-properties fo:font-style="normal" officeooo:rsid="014c9a05" style:font-style-asian="normal" style:font-style-complex="normal"/>
    </style:style>
    <style:style style:name="T357" style:family="text">
      <style:text-properties fo:font-style="normal" officeooo:rsid="00d93405" style:font-style-asian="normal" style:font-style-complex="normal"/>
    </style:style>
    <style:style style:name="T358" style:family="text">
      <style:text-properties fo:font-style="normal" officeooo:rsid="028c8a7b" style:font-style-asian="normal" style:font-style-complex="normal"/>
    </style:style>
    <style:style style:name="T359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30acbd9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7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8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9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80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81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82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83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84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403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404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405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6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407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408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9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10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11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2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3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4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5" style:family="text">
      <style:text-properties fo:font-style="normal" style:text-underline-style="none" officeooo:rsid="0a03a467" style:font-style-asian="normal" style:font-style-complex="normal"/>
    </style:style>
    <style:style style:name="T416" style:family="text">
      <style:text-properties fo:font-style="normal" style:text-underline-style="none" officeooo:rsid="06a8597d" style:font-style-asian="normal" style:font-style-complex="normal"/>
    </style:style>
    <style:style style:name="T417" style:family="text">
      <style:text-properties fo:font-style="normal" style:text-underline-style="none" officeooo:rsid="08b9f8ac" style:font-style-asian="normal" style:font-style-complex="normal"/>
    </style:style>
    <style:style style:name="T418" style:family="text">
      <style:text-properties fo:font-style="normal" style:text-underline-style="none" officeooo:rsid="0577c42f" style:font-style-asian="normal" style:font-style-complex="normal"/>
    </style:style>
    <style:style style:name="T419" style:family="text">
      <style:text-properties fo:font-style="normal" style:text-underline-style="none" officeooo:rsid="074f3d44" style:font-style-asian="normal" style:font-style-complex="normal"/>
    </style:style>
    <style:style style:name="T420" style:family="text">
      <style:text-properties fo:font-style="normal" style:text-underline-style="none" officeooo:rsid="025070e8" style:font-style-asian="normal" style:font-style-complex="normal"/>
    </style:style>
    <style:style style:name="T421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22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23" style:family="text">
      <style:text-properties fo:font-style="normal" style:font-name-asian="TimesNewRomanPSMT" style:font-style-asian="normal" style:font-name-complex="TimesNewRomanPSMT" style:font-style-complex="normal"/>
    </style:style>
    <style:style style:name="T424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25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6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7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28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9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30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31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32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33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34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35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6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37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38" style:family="text">
      <style:text-properties officeooo:rsid="0110b95f"/>
    </style:style>
    <style:style style:name="T439" style:family="text">
      <style:text-properties officeooo:rsid="0b7b413a"/>
    </style:style>
    <style:style style:name="T440" style:family="text">
      <style:text-properties officeooo:rsid="0b573f7c"/>
    </style:style>
    <style:style style:name="T441" style:family="text">
      <style:text-properties officeooo:rsid="00d7bb59"/>
    </style:style>
    <style:style style:name="T442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43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44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45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6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47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48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9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0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1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2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3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54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55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456" style:family="text">
      <style:text-properties officeooo:rsid="00380153"/>
    </style:style>
    <style:style style:name="T457" style:family="text">
      <style:text-properties officeooo:rsid="00391b97"/>
    </style:style>
    <style:style style:name="T458" style:family="text">
      <style:text-properties style:text-underline-style="none"/>
    </style:style>
    <style:style style:name="T459" style:family="text">
      <style:text-properties style:text-underline-style="none" fo:font-weight="normal" style:font-weight-asian="normal" style:font-weight-complex="normal"/>
    </style:style>
    <style:style style:name="T460" style:family="text">
      <style:text-properties style:text-underline-style="none" fo:font-weight="normal" officeooo:rsid="05c4ac6d" style:font-weight-asian="normal" style:font-weight-complex="normal"/>
    </style:style>
    <style:style style:name="T461" style:family="text">
      <style:text-properties style:text-underline-style="none" fo:font-weight="normal" officeooo:rsid="05c74056" style:font-weight-asian="normal" style:font-weight-complex="normal"/>
    </style:style>
    <style:style style:name="T462" style:family="text">
      <style:text-properties style:text-underline-style="none" fo:font-weight="normal" officeooo:rsid="05c675ec" style:font-weight-asian="normal" style:font-weight-complex="normal"/>
    </style:style>
    <style:style style:name="T463" style:family="text">
      <style:text-properties style:text-underline-style="none" fo:font-weight="normal" officeooo:rsid="05dd599a" style:font-weight-asian="normal" style:font-weight-complex="normal"/>
    </style:style>
    <style:style style:name="T464" style:family="text">
      <style:text-properties style:text-underline-style="none" fo:font-weight="normal" officeooo:rsid="00e15022" style:font-weight-asian="normal" style:font-weight-complex="normal"/>
    </style:style>
    <style:style style:name="T465" style:family="text">
      <style:text-properties style:text-underline-style="none" fo:font-weight="normal" officeooo:rsid="002519e5" style:font-weight-asian="normal" style:font-weight-complex="normal"/>
    </style:style>
    <style:style style:name="T466" style:family="text">
      <style:text-properties style:text-underline-style="none" fo:font-weight="normal" officeooo:rsid="067f9936" style:font-weight-asian="normal" style:font-weight-complex="normal"/>
    </style:style>
    <style:style style:name="T467" style:family="text">
      <style:text-properties style:text-underline-style="none" fo:font-weight="normal" officeooo:rsid="0406004a" style:font-weight-asian="normal" style:font-weight-complex="normal"/>
    </style:style>
    <style:style style:name="T468" style:family="text">
      <style:text-properties style:text-underline-style="none" fo:font-weight="normal" officeooo:rsid="04108a53" style:font-weight-asian="normal" style:font-weight-complex="normal"/>
    </style:style>
    <style:style style:name="T469" style:family="text">
      <style:text-properties style:text-underline-style="none" fo:font-weight="normal" officeooo:rsid="0e0e0ca7" style:font-weight-asian="normal" style:font-weight-complex="normal"/>
    </style:style>
    <style:style style:name="T470" style:family="text">
      <style:text-properties style:text-underline-style="none" fo:font-weight="normal" officeooo:rsid="070144fc" style:font-weight-asian="normal" style:font-weight-complex="normal"/>
    </style:style>
    <style:style style:name="T471" style:family="text">
      <style:text-properties style:text-underline-style="none" fo:font-weight="normal" officeooo:rsid="06a3703f" style:font-weight-asian="normal" style:font-weight-complex="normal"/>
    </style:style>
    <style:style style:name="T472" style:family="text">
      <style:text-properties style:text-underline-style="none" fo:font-weight="normal" officeooo:rsid="06add1e4" style:font-weight-asian="normal" style:font-weight-complex="normal"/>
    </style:style>
    <style:style style:name="T473" style:family="text">
      <style:text-properties style:text-underline-style="none" fo:font-weight="normal" officeooo:rsid="069a463a" style:font-weight-asian="normal" style:font-weight-complex="normal"/>
    </style:style>
    <style:style style:name="T474" style:family="text">
      <style:text-properties style:text-underline-style="none" fo:font-weight="normal" officeooo:rsid="0a008aac" style:font-weight-asian="normal" style:font-weight-complex="normal"/>
    </style:style>
    <style:style style:name="T475" style:family="text">
      <style:text-properties style:text-underline-style="none" fo:font-weight="normal" officeooo:rsid="0850567a" style:font-weight-asian="normal" style:font-weight-complex="normal"/>
    </style:style>
    <style:style style:name="T476" style:family="text">
      <style:text-properties style:text-underline-style="none" fo:font-weight="normal" officeooo:rsid="084c1035" style:font-weight-asian="normal" style:font-weight-complex="normal"/>
    </style:style>
    <style:style style:name="T477" style:family="text">
      <style:text-properties style:text-underline-style="none" fo:font-weight="normal" officeooo:rsid="0a01bf1b" style:font-weight-asian="normal" style:font-weight-complex="normal"/>
    </style:style>
    <style:style style:name="T478" style:family="text">
      <style:text-properties style:text-underline-style="none" fo:font-weight="normal" officeooo:rsid="07c21354" style:font-weight-asian="normal" style:font-weight-complex="normal"/>
    </style:style>
    <style:style style:name="T479" style:family="text">
      <style:text-properties style:text-underline-style="none" fo:font-weight="normal" officeooo:rsid="0a0708ec" style:font-weight-asian="normal" style:font-weight-complex="normal"/>
    </style:style>
    <style:style style:name="T480" style:family="text">
      <style:text-properties style:text-underline-style="none" fo:font-weight="normal" officeooo:rsid="0a07c087" style:font-weight-asian="normal" style:font-weight-complex="normal"/>
    </style:style>
    <style:style style:name="T481" style:family="text">
      <style:text-properties style:text-underline-style="none" fo:font-weight="normal" officeooo:rsid="0406819f" style:font-weight-asian="normal" style:font-weight-complex="normal"/>
    </style:style>
    <style:style style:name="T482" style:family="text">
      <style:text-properties style:text-underline-style="none" fo:font-weight="normal" officeooo:rsid="08b94969" style:font-weight-asian="normal" style:font-weight-complex="normal"/>
    </style:style>
    <style:style style:name="T483" style:family="text">
      <style:text-properties style:text-underline-style="none" fo:font-weight="normal" officeooo:rsid="08a23978" style:font-weight-asian="normal" style:font-weight-complex="normal"/>
    </style:style>
    <style:style style:name="T484" style:family="text">
      <style:text-properties style:text-underline-style="none" fo:font-weight="normal" officeooo:rsid="06bc7c5f" style:font-weight-asian="normal" style:font-weight-complex="normal"/>
    </style:style>
    <style:style style:name="T485" style:family="text">
      <style:text-properties style:text-underline-style="none" fo:font-weight="normal" officeooo:rsid="068aaaf9" style:font-weight-asian="normal" style:font-weight-complex="normal"/>
    </style:style>
    <style:style style:name="T486" style:family="text">
      <style:text-properties style:text-underline-style="none" fo:font-weight="normal" officeooo:rsid="00a71900" style:font-weight-asian="normal" style:font-weight-complex="normal"/>
    </style:style>
    <style:style style:name="T487" style:family="text">
      <style:text-properties style:text-underline-style="none" fo:font-weight="normal" officeooo:rsid="014de3f6" style:font-weight-asian="normal" style:font-weight-complex="normal"/>
    </style:style>
    <style:style style:name="T488" style:family="text">
      <style:text-properties style:text-underline-style="none" fo:font-weight="normal" officeooo:rsid="01783e65" style:font-weight-asian="normal" style:font-weight-complex="normal"/>
    </style:style>
    <style:style style:name="T489" style:family="text">
      <style:text-properties style:text-underline-style="none" fo:font-weight="normal" officeooo:rsid="0231bd75" style:font-weight-asian="normal" style:font-weight-complex="normal"/>
    </style:style>
    <style:style style:name="T490" style:family="text">
      <style:text-properties style:text-underline-style="none" fo:font-weight="normal" officeooo:rsid="0164c162" style:font-weight-asian="normal" style:font-weight-complex="normal"/>
    </style:style>
    <style:style style:name="T491" style:family="text">
      <style:text-properties style:text-underline-style="none" fo:font-weight="normal" officeooo:rsid="01fd3e75" style:font-weight-asian="normal" style:font-weight-complex="normal"/>
    </style:style>
    <style:style style:name="T492" style:family="text">
      <style:text-properties style:text-underline-style="none" fo:font-weight="normal" officeooo:rsid="025152ee" style:font-weight-asian="normal" style:font-weight-complex="normal"/>
    </style:style>
    <style:style style:name="T493" style:family="text">
      <style:text-properties style:text-underline-style="none" fo:font-weight="normal" officeooo:rsid="06dadc0a" style:font-weight-asian="normal" style:font-weight-complex="normal"/>
    </style:style>
    <style:style style:name="T494" style:family="text">
      <style:text-properties style:text-underline-style="none" fo:font-weight="normal" officeooo:rsid="0165a9ee" style:font-weight-asian="normal" style:font-weight-complex="normal"/>
    </style:style>
    <style:style style:name="T495" style:family="text">
      <style:text-properties style:text-underline-style="none" fo:font-weight="normal" officeooo:rsid="01818bca" style:font-weight-asian="normal" style:font-weight-complex="normal"/>
    </style:style>
    <style:style style:name="T496" style:family="text">
      <style:text-properties style:text-underline-style="none" fo:font-weight="normal" officeooo:rsid="0168f1c1" style:font-weight-asian="normal" style:font-weight-complex="normal"/>
    </style:style>
    <style:style style:name="T497" style:family="text">
      <style:text-properties style:text-underline-style="none" fo:font-weight="normal" officeooo:rsid="017ffa4f" style:font-weight-asian="normal" style:font-weight-complex="normal"/>
    </style:style>
    <style:style style:name="T498" style:family="text">
      <style:text-properties style:text-underline-style="none" fo:font-weight="normal" officeooo:rsid="01cd2611" style:font-weight-asian="normal" style:font-weight-complex="normal"/>
    </style:style>
    <style:style style:name="T499" style:family="text">
      <style:text-properties style:text-underline-style="none" fo:font-weight="normal" officeooo:rsid="023af887" style:font-weight-asian="normal" style:font-weight-complex="normal"/>
    </style:style>
    <style:style style:name="T500" style:family="text">
      <style:text-properties style:text-underline-style="none" fo:font-weight="normal" officeooo:rsid="0275f7f6" style:font-weight-asian="normal" style:font-weight-complex="normal"/>
    </style:style>
    <style:style style:name="T501" style:family="text">
      <style:text-properties style:text-underline-style="none" fo:font-weight="normal" officeooo:rsid="029ae6a3" style:font-weight-asian="normal" style:font-weight-complex="normal"/>
    </style:style>
    <style:style style:name="T502" style:family="text">
      <style:text-properties style:text-underline-style="none" fo:font-weight="normal" officeooo:rsid="02a5049e" style:font-weight-asian="normal" style:font-weight-complex="normal"/>
    </style:style>
    <style:style style:name="T503" style:family="text">
      <style:text-properties style:text-underline-style="none" fo:font-weight="normal" officeooo:rsid="02ded549" style:font-weight-asian="normal" style:font-weight-complex="normal"/>
    </style:style>
    <style:style style:name="T504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505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6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07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10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11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12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13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14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15" style:family="text">
      <style:text-properties style:text-underline-style="none" fo:font-weight="normal" officeooo:rsid="06dadc0a" style:font-name-asian="TimesNewRomanPSMT" style:font-weight-asian="normal" style:font-name-complex="TimesNewRomanPSMT" style:font-weight-complex="normal"/>
    </style:style>
    <style:style style:name="T516" style:family="text">
      <style:text-properties style:text-underline-style="none" fo:font-weight="normal" officeooo:rsid="02ded549" style:font-name-asian="TimesNewRomanPSMT" style:font-weight-asian="normal" style:font-name-complex="TimesNewRomanPSMT" style:font-weight-complex="normal"/>
    </style:style>
    <style:style style:name="T517" style:family="text">
      <style:text-properties style:text-underline-style="none" fo:font-weight="normal" officeooo:rsid="01fd3e75" style:font-name-asian="TimesNewRomanPSMT" style:font-weight-asian="normal" style:font-name-complex="TimesNewRomanPSMT" style:font-weight-complex="normal"/>
    </style:style>
    <style:style style:name="T518" style:family="text">
      <style:text-properties style:text-underline-style="none" officeooo:rsid="042b9603"/>
    </style:style>
    <style:style style:name="T519" style:family="text">
      <style:text-properties style:text-underline-style="none" officeooo:rsid="041ac83a"/>
    </style:style>
    <style:style style:name="T520" style:family="text">
      <style:text-properties style:text-underline-style="none" officeooo:rsid="0577c42f"/>
    </style:style>
    <style:style style:name="T521" style:family="text">
      <style:text-properties style:text-underline-style="none" officeooo:rsid="0fd59118" style:font-name-complex="Arial1"/>
    </style:style>
    <style:style style:name="T522" style:family="text">
      <style:text-properties style:text-underline-style="none" officeooo:rsid="1262499f" style:font-name-complex="Arial1"/>
    </style:style>
    <style:style style:name="T523" style:family="text">
      <style:text-properties style:text-underline-style="none" officeooo:rsid="0fcadcbe" style:font-name-complex="Arial1"/>
    </style:style>
    <style:style style:name="T524" style:family="text">
      <style:text-properties style:text-underline-style="none" officeooo:rsid="0cf0bf36" style:font-name-complex="Arial1"/>
    </style:style>
    <style:style style:name="T525" style:family="text">
      <style:text-properties style:text-underline-style="none" officeooo:rsid="13d0b9ad" style:font-name-complex="Arial1"/>
    </style:style>
    <style:style style:name="T526" style:family="text">
      <style:text-properties style:text-underline-style="none" officeooo:rsid="0ab6cd50" style:font-name-complex="Arial1"/>
    </style:style>
    <style:style style:name="T527" style:family="text">
      <style:text-properties style:text-underline-style="none" officeooo:rsid="13c1991a" style:font-name-complex="Arial1"/>
    </style:style>
    <style:style style:name="T528" style:family="text">
      <style:text-properties style:text-underline-style="none" officeooo:rsid="0fd6c083" style:font-name-complex="Arial1"/>
    </style:style>
    <style:style style:name="T529" style:family="text">
      <style:text-properties style:text-underline-style="none" officeooo:rsid="0fd5ec6d" style:font-name-complex="Arial1"/>
    </style:style>
    <style:style style:name="T530" style:family="text">
      <style:text-properties style:text-underline-style="none" officeooo:rsid="0107fbf3" style:font-name-complex="Arial1"/>
    </style:style>
    <style:style style:name="T531" style:family="text">
      <style:text-properties style:text-underline-style="none" officeooo:rsid="08702bdf" style:font-name-complex="Arial1"/>
    </style:style>
    <style:style style:name="T532" style:family="text">
      <style:text-properties style:text-underline-style="none" officeooo:rsid="02677d17" style:font-name-complex="Arial1"/>
    </style:style>
    <style:style style:name="T533" style:family="text">
      <style:text-properties style:text-underline-style="none" officeooo:rsid="0b107c72" style:font-name-complex="Arial1"/>
    </style:style>
    <style:style style:name="T534" style:family="text">
      <style:text-properties style:text-underline-style="none" officeooo:rsid="0d2c7e69" style:font-name-complex="Arial1"/>
    </style:style>
    <style:style style:name="T535" style:family="text">
      <style:text-properties style:text-underline-style="none" officeooo:rsid="13d1de22" style:font-name-complex="Arial1"/>
    </style:style>
    <style:style style:name="T536" style:family="text">
      <style:text-properties style:text-underline-style="none" officeooo:rsid="01f13009" style:font-name-complex="Arial1"/>
    </style:style>
    <style:style style:name="T537" style:family="text">
      <style:text-properties style:text-underline-style="none" officeooo:rsid="0766ac7e" style:font-name-complex="Arial1"/>
    </style:style>
    <style:style style:name="T538" style:family="text">
      <style:text-properties style:text-underline-style="none" officeooo:rsid="0aa8a0fd" style:font-name-complex="Arial1"/>
    </style:style>
    <style:style style:name="T539" style:family="text">
      <style:text-properties style:text-underline-style="none" officeooo:rsid="0c1eb01a" style:font-name-complex="Arial1"/>
    </style:style>
    <style:style style:name="T540" style:family="text">
      <style:text-properties style:text-underline-style="none" officeooo:rsid="011afad5" style:font-name-complex="Arial1"/>
    </style:style>
    <style:style style:name="T541" style:family="text">
      <style:text-properties style:text-underline-style="none" officeooo:rsid="0d2e804f" style:font-name-complex="Arial1"/>
    </style:style>
    <style:style style:name="T542" style:family="text">
      <style:text-properties style:text-underline-style="none" officeooo:rsid="0d2f4e76" style:font-name-complex="Arial1"/>
    </style:style>
    <style:style style:name="T543" style:family="text">
      <style:text-properties style:text-underline-style="none" officeooo:rsid="02b09095" style:font-name-complex="Arial1"/>
    </style:style>
    <style:style style:name="T544" style:family="text">
      <style:text-properties style:text-underline-style="none" officeooo:rsid="02b2d261" style:font-name-complex="Arial1"/>
    </style:style>
    <style:style style:name="T545" style:family="text">
      <style:text-properties style:text-underline-style="none" officeooo:rsid="02f16aa8" style:font-name-complex="Arial1"/>
    </style:style>
    <style:style style:name="T546" style:family="text">
      <style:text-properties style:text-underline-style="none" fo:font-weight="bold" style:font-weight-asian="bold" style:font-weight-complex="bold"/>
    </style:style>
    <style:style style:name="T547" style:family="text">
      <style:text-properties style:text-underline-style="none" fo:font-weight="bold" officeooo:rsid="0406819f" style:font-weight-asian="bold" style:font-weight-complex="bold"/>
    </style:style>
    <style:style style:name="T548" style:family="text">
      <style:text-properties style:text-underline-style="none" officeooo:rsid="075168ef"/>
    </style:style>
    <style:style style:name="T549" style:family="text">
      <style:text-properties style:text-underline-style="none" officeooo:rsid="05ac6194"/>
    </style:style>
    <style:style style:name="T550" style:family="text">
      <style:text-properties style:text-underline-style="none" officeooo:rsid="07cb7873"/>
    </style:style>
    <style:style style:name="T551" style:family="text">
      <style:text-properties officeooo:rsid="004903cc"/>
    </style:style>
    <style:style style:name="T552" style:family="text">
      <style:text-properties style:font-name-complex="Arial1"/>
    </style:style>
    <style:style style:name="T553" style:family="text">
      <style:text-properties officeooo:rsid="057629d4" style:font-name-complex="Arial1"/>
    </style:style>
    <style:style style:name="T554" style:family="text">
      <style:text-properties officeooo:rsid="0cca5b0e" style:font-name-complex="Arial1"/>
    </style:style>
    <style:style style:name="T555" style:family="text">
      <style:text-properties officeooo:rsid="0fdbaba8" style:font-name-complex="Arial1"/>
    </style:style>
    <style:style style:name="T556" style:family="text">
      <style:text-properties officeooo:rsid="09f4664e" style:font-name-complex="Arial1"/>
    </style:style>
    <style:style style:name="T557" style:family="text">
      <style:text-properties officeooo:rsid="00944c32" style:font-name-complex="Arial1"/>
    </style:style>
    <style:style style:name="T558" style:family="text">
      <style:text-properties officeooo:rsid="00a57646" style:font-name-complex="Arial1"/>
    </style:style>
    <style:style style:name="T559" style:family="text">
      <style:text-properties officeooo:rsid="003b8c87" style:font-name-complex="Arial1"/>
    </style:style>
    <style:style style:name="T560" style:family="text">
      <style:text-properties officeooo:rsid="00a98c5f" style:font-name-complex="Arial1"/>
    </style:style>
    <style:style style:name="T561" style:family="text">
      <style:text-properties officeooo:rsid="08ef4c9f" style:font-name-complex="Arial1"/>
    </style:style>
    <style:style style:name="T562" style:family="text">
      <style:text-properties officeooo:rsid="0139dc55" style:font-name-complex="Arial1"/>
    </style:style>
    <style:style style:name="T563" style:family="text">
      <style:text-properties officeooo:rsid="018b632d" style:font-name-complex="Arial1"/>
    </style:style>
    <style:style style:name="T564" style:family="text">
      <style:text-properties officeooo:rsid="01a6503b" style:font-name-complex="Arial1"/>
    </style:style>
    <style:style style:name="T565" style:family="text">
      <style:text-properties officeooo:rsid="028a896a" style:font-name-complex="Arial1"/>
    </style:style>
    <style:style style:name="T566" style:family="text">
      <style:text-properties officeooo:rsid="02b09095" style:font-name-complex="Arial1"/>
    </style:style>
    <style:style style:name="T567" style:family="text">
      <style:text-properties officeooo:rsid="02d53c52" style:font-name-complex="Arial1"/>
    </style:style>
    <style:style style:name="T568" style:family="text">
      <style:text-properties officeooo:rsid="02efd785" style:font-name-complex="Arial1"/>
    </style:style>
    <style:style style:name="T569" style:family="text">
      <style:text-properties style:font-name-asian="TimesNewRomanPSMT" style:font-name-complex="TimesNewRomanPSMT"/>
    </style:style>
    <style:style style:name="T570" style:family="text">
      <style:text-properties officeooo:rsid="0c785783" style:font-name-asian="TimesNewRomanPSMT" style:font-name-complex="TimesNewRomanPSMT"/>
    </style:style>
    <style:style style:name="T571" style:family="text">
      <style:text-properties officeooo:rsid="0c0ab61c" style:font-name-asian="TimesNewRomanPSMT" style:font-name-complex="TimesNewRomanPSMT"/>
    </style:style>
    <style:style style:name="T572" style:family="text">
      <style:text-properties officeooo:rsid="05a63105" style:font-name-asian="TimesNewRomanPSMT" style:font-name-complex="TimesNewRomanPSMT"/>
    </style:style>
    <style:style style:name="T573" style:family="text">
      <style:text-properties officeooo:rsid="014de3f6" style:font-name-asian="TimesNewRomanPSMT" style:font-name-complex="TimesNewRomanPSMT"/>
    </style:style>
    <style:style style:name="T574" style:family="text">
      <style:text-properties officeooo:rsid="01c41317" style:font-name-asian="TimesNewRomanPSMT" style:font-name-complex="TimesNewRomanPSMT"/>
    </style:style>
    <style:style style:name="T575" style:family="text">
      <style:text-properties officeooo:rsid="024ebc55" style:font-name-asian="TimesNewRomanPSMT" style:font-name-complex="TimesNewRomanPSMT"/>
    </style:style>
    <style:style style:name="T576" style:family="text">
      <style:text-properties officeooo:rsid="041bf7a6" style:font-name-asian="TimesNewRomanPSMT" style:font-name-complex="TimesNewRomanPSMT"/>
    </style:style>
    <style:style style:name="T577" style:family="text">
      <style:text-properties officeooo:rsid="041b1a90" style:font-name-asian="TimesNewRomanPSMT" style:font-name-complex="TimesNewRomanPSMT"/>
    </style:style>
    <style:style style:name="T578" style:family="text">
      <style:text-properties officeooo:rsid="03b5ad67" style:font-name-asian="TimesNewRomanPSMT" style:font-name-complex="TimesNewRomanPSMT"/>
    </style:style>
    <style:style style:name="T579" style:family="text">
      <style:text-properties officeooo:rsid="03b79783" style:font-name-asian="TimesNewRomanPSMT" style:font-name-complex="TimesNewRomanPSMT"/>
    </style:style>
    <style:style style:name="T580" style:family="text">
      <style:text-properties officeooo:rsid="02c8badb" style:font-name-asian="TimesNewRomanPSMT" style:font-name-complex="TimesNewRomanPSMT"/>
    </style:style>
    <style:style style:name="T581" style:family="text">
      <style:text-properties officeooo:rsid="0303ed6a" style:font-name-asian="TimesNewRomanPSMT" style:font-name-complex="TimesNewRomanPSMT"/>
    </style:style>
    <style:style style:name="T582" style:family="text">
      <style:text-properties officeooo:rsid="029302be" style:font-name-asian="TimesNewRomanPSMT" style:font-name-complex="TimesNewRomanPSMT"/>
    </style:style>
    <style:style style:name="T583" style:family="text">
      <style:text-properties officeooo:rsid="0298f726" style:font-name-asian="TimesNewRomanPSMT" style:font-name-complex="TimesNewRomanPSMT"/>
    </style:style>
    <style:style style:name="T584" style:family="text">
      <style:text-properties fo:font-style="italic" style:font-name-asian="TimesNewRomanPSMT" style:font-style-asian="italic" style:font-name-complex="TimesNewRomanPSMT" style:font-style-complex="italic"/>
    </style:style>
    <style:style style:name="T585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86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87" style:family="text">
      <style:text-properties fo:font-style="italic" style:text-underline-style="none" style:font-style-asian="italic" style:font-style-complex="italic"/>
    </style:style>
    <style:style style:name="T588" style:family="text">
      <style:text-properties fo:font-style="italic" style:text-underline-style="none" officeooo:rsid="057608b7" style:font-style-asian="italic" style:font-style-complex="italic"/>
    </style:style>
    <style:style style:name="T589" style:family="text">
      <style:text-properties fo:font-style="italic" style:text-underline-style="none" officeooo:rsid="0577973f" style:font-style-asian="italic" style:font-style-complex="italic"/>
    </style:style>
    <style:style style:name="T590" style:family="text">
      <style:text-properties fo:font-style="italic" style:text-underline-style="none" officeooo:rsid="05ab2bce" style:font-style-asian="italic" style:font-style-complex="italic"/>
    </style:style>
    <style:style style:name="T591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30acbd9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597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99" style:family="text">
      <style:text-properties officeooo:rsid="006cb99b"/>
    </style:style>
    <style:style style:name="T600" style:family="text">
      <style:text-properties officeooo:rsid="00d93405"/>
    </style:style>
    <style:style style:name="T601" style:family="text">
      <style:text-properties style:text-underline-style="solid" style:text-underline-width="auto" style:text-underline-color="font-color"/>
    </style:style>
    <style:style style:name="T60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3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604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605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606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607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608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609" style:family="text">
      <style:text-properties style:text-underline-style="solid" style:text-underline-width="auto" style:text-underline-color="font-color" fo:font-weight="normal" officeooo:rsid="0309abbd" style:font-weight-asian="normal" style:font-weight-complex="normal"/>
    </style:style>
    <style:style style:name="T610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11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12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13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14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15" style:family="text">
      <style:text-properties style:text-underline-style="solid" style:text-underline-width="auto" style:text-underline-color="font-color" officeooo:rsid="0044cfad"/>
    </style:style>
    <style:style style:name="T616" style:family="text">
      <style:text-properties style:text-underline-style="solid" style:text-underline-width="auto" style:text-underline-color="font-color" officeooo:rsid="00923967"/>
    </style:style>
    <style:style style:name="T617" style:family="text">
      <style:text-properties style:text-underline-style="solid" style:text-underline-width="auto" style:text-underline-color="font-color" officeooo:rsid="00391b97"/>
    </style:style>
    <style:style style:name="T618" style:family="text">
      <style:text-properties style:text-underline-style="solid" style:text-underline-width="auto" style:text-underline-color="font-color" officeooo:rsid="01599fff"/>
    </style:style>
    <style:style style:name="T619" style:family="text">
      <style:text-properties officeooo:rsid="00832ef3"/>
    </style:style>
    <style:style style:name="T620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9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0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1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2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3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4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5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46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47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648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9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0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1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2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3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4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5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6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7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8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9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60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61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62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63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64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65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66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67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68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69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70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71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72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3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4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75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76" style:family="text">
      <style:text-properties style:font-name="Times New Roman" fo:font-size="11pt" style:font-size-asian="11pt" style:font-size-complex="11pt"/>
    </style:style>
    <style:style style:name="T677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78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79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80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81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82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83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84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85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86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87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88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89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90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91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92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93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94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95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96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97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8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99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700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701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702" style:family="text">
      <style:text-properties style:font-name="Times New Roman" fo:font-size="10.5pt" style:text-underline-style="none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03" style:family="text">
      <style:text-properties officeooo:rsid="00923967"/>
    </style:style>
    <style:style style:name="T704" style:family="text">
      <style:text-properties officeooo:rsid="053de042"/>
    </style:style>
    <style:style style:name="T705" style:family="text">
      <style:text-properties officeooo:rsid="00d7d8df"/>
    </style:style>
    <style:style style:name="T706" style:family="text">
      <style:text-properties officeooo:rsid="00d92337"/>
    </style:style>
    <style:style style:name="T707" style:family="text">
      <style:text-properties officeooo:rsid="0137f45c"/>
    </style:style>
    <style:style style:name="T708" style:family="text">
      <style:text-properties officeooo:rsid="0b6dcd91"/>
    </style:style>
    <style:style style:name="T709" style:family="text">
      <style:text-properties officeooo:rsid="013d192b"/>
    </style:style>
    <style:style style:name="T710" style:family="text">
      <style:text-properties officeooo:rsid="08978b8b"/>
    </style:style>
    <style:style style:name="T711" style:family="text">
      <style:text-properties officeooo:rsid="0e1120df"/>
    </style:style>
    <style:style style:name="T712" style:family="text">
      <style:text-properties officeooo:rsid="102f39d3"/>
    </style:style>
    <style:style style:name="T713" style:family="text">
      <style:text-properties officeooo:rsid="07b786e0"/>
    </style:style>
    <style:style style:name="T714" style:family="text">
      <style:text-properties officeooo:rsid="0e0efa14"/>
    </style:style>
    <style:style style:name="T715" style:family="text">
      <style:text-properties officeooo:rsid="053c226f"/>
    </style:style>
    <style:style style:name="T716" style:family="text">
      <style:text-properties officeooo:rsid="06aeab68"/>
    </style:style>
    <style:style style:name="T717" style:family="text">
      <style:text-properties officeooo:rsid="01f65f19"/>
    </style:style>
    <style:style style:name="T718" style:family="text">
      <style:text-properties officeooo:rsid="023c36f7"/>
    </style:style>
    <style:style style:name="T719" style:family="text">
      <style:text-properties officeooo:rsid="01cda42d"/>
    </style:style>
    <style:style style:name="T720" style:family="text">
      <style:text-properties officeooo:rsid="0275f7f6"/>
    </style:style>
    <style:style style:name="T721" style:family="text">
      <style:text-properties officeooo:rsid="02e0d22b"/>
    </style:style>
    <style:style style:name="T722" style:family="text">
      <style:text-properties officeooo:rsid="02efd785"/>
    </style:style>
    <style:style style:name="T723" style:family="text">
      <style:text-properties fo:font-size="10.5pt" style:text-underline-style="solid" style:text-underline-width="auto" style:text-underline-color="font-color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724" style:family="text">
      <style:text-properties fo:font-size="10.5pt" style:text-underline-style="solid" style:text-underline-width="auto" style:text-underline-color="font-color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25" style:family="text">
      <style:text-properties fo:font-size="10.5pt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726" style:family="text">
      <style:text-properties fo:font-size="10.5pt" style:text-underline-style="none" fo:font-weight="normal" officeooo:rsid="0165a9ee" style:font-name-asian="TimesNewRomanPSMT" style:font-size-asian="10.5pt" style:font-weight-asian="normal" style:font-name-complex="TimesNewRomanPSMT" style:font-size-complex="10.5pt" style:font-weight-complex="normal"/>
    </style:style>
    <style:style style:name="T727" style:family="text">
      <style:text-properties fo:font-size="10.5pt" style:text-underline-style="none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3">Name<text:tab/><text:tab/><text:tab/>-<text:tab/></text:span><text:span text:style-name="T22">Lahti, </text:span><text:span text:style-name="T49">Leo</text:span><text:span text:style-name="T22"> </text:span><text:span text:style-name="T24">M.</text:span></text:p>
      <text:p text:style-name="P5"><text:span text:style-name="T51">Birth d</text:span><text:span text:style-name="T22">ate and place <text:tab/>-<text:tab/>2</text:span><text:span text:style-name="T53">nd</text:span><text:span text:style-name="T22"> July, 1979 in Turku, Finland</text:span></text:p>
      <text:p text:style-name="P5">Nationality<text:tab/><text:tab/>-<text:tab/>Finnish</text:p>
      <text:p text:style-name="P4"><text:span text:style-name="T184">Research h</text:span><text:span text:style-name="T183">omepage<text:tab/>-<text:tab/></text:span><text:a xlink:type="simple" xlink:href="http://www.iki.fi/Leo.Lahti" text:style-name="Internet_20_link" text:visited-style-name="Visited_20_Internet_20_Link"><text:span text:style-name="Internet_20_link"><text:span text:style-name="T185">http://www.iki.fi/Leo.Lahti</text:span></text:span></text:a></text:p>
      <text:p text:style-name="P6"><text:span text:style-name="T22">Researcher identifier <text:s/><text:tab/></text:span><text:span text:style-name="T52">- <text:tab/></text:span><text:span text:style-name="T22">ORCID 0000-0001-5537-637X</text:span></text:p>
      <text:p text:style-name="P6"><text:span text:style-name="T230">L</text:span><text:span text:style-name="T231">anguage Skills<text:tab/>- <text:s/><text:tab/>Finnish (mother tongue); English (fluent); Swedish (good)</text:span></text:p>
      <text:p text:style-name="P7"><text:s/></text:p>
      <text:p text:style-name="P30">Degrees</text:p>
      <text:p text:style-name="P11">Doctor of Science <text:span text:style-name="T717">in </text:span>Technology <text:span text:style-name="T717">(Tekniikan tohtori)</text:span>, <text:span text:style-name="T220">Aalto University</text:span>, <text:span text:style-name="T705">Information and </text:span>Computer Science, <text:span text:style-name="T707">12/2010. </text:span><text:span text:style-name="T558">Machine learning and b</text:span><text:span text:style-name="T559">ioinformatics. </text:span><text:span text:style-name="T708">Thesis</text:span><text:span text:style-name="T338">: </text:span><text:span text:style-name="T339">P</text:span><text:span text:style-name="T338">ass; </text:span><text:span text:style-name="T340">C</text:span><text:span text:style-name="T341">ourse</text:span><text:span text:style-name="T348">s</text:span><text:span text:style-name="T343">:</text:span><text:span text:style-name="T338"> </text:span><text:span text:style-name="T339">P</text:span><text:span text:style-name="T338">ass with distinction</text:span><text:span text:style-name="T346">.</text:span></text:p>
      <text:p text:style-name="P11">Master of Science <text:span text:style-name="T717">in </text:span>Technology <text:span text:style-name="T717">(Diplomi-insinööri)</text:span>, <text:span text:style-name="T220">Helsinki University of Technology</text:span>, <text:span text:style-name="T706">Engineering Physics and Mathematics</text:span>, <text:span text:style-name="T707">12/2003. Major: m</text:span><text:span text:style-name="T559">athematic</text:span><text:span text:style-name="T560">s; minor: </text:span><text:span text:style-name="T562">i</text:span><text:span text:style-name="T560">nformation technology. </text:span><text:span text:style-name="T342">G</text:span><text:span text:style-name="T344">rad</text:span><text:span text:style-name="T342">e</text:span><text:span text:style-name="T345">: </text:span><text:span text:style-name="T339">V</text:span><text:span text:style-name="T345">ery good</text:span><text:span text:style-name="T346">.</text:span></text:p>
      <text:p text:style-name="P31"><text:span text:style-name="T707">Bachelor </text:span>of Science <text:span text:style-name="T717">in Political Sciences </text:span>(<text:span text:style-name="T717">Valtiotieteiden kandidaatti</text:span>), <text:span text:style-name="T220">University of Helsinki</text:span>, <text:span text:style-name="T706">Faculty of Political Sciences 7/2008. </text:span><text:span text:style-name="T321">Practical philosophy; </text:span><text:span text:style-name="T322">minors: </text:span><text:span text:style-name="T323">E</text:span><text:span text:style-name="T322">conomics, </text:span><text:span text:style-name="T323">C</text:span><text:span text:style-name="T322">ommunication</text:span><text:span text:style-name="T321">. </text:span><text:span text:style-name="T324">Thesis: </text:span><text:span text:style-name="T325">E</text:span><text:span text:style-name="T324">xcellent.</text:span></text:p>
      <text:p text:style-name="P32"/>
      <text:p text:style-name="P29">Adjunct <text:span text:style-name="T707">P</text:span>rofessorships / <text:span text:style-name="T707">T</text:span>itle of <text:span text:style-name="T707">D</text:span>ocent</text:p>
      <text:p text:style-name="P10"><text:span text:style-name="T221">Applied Mathematics</text:span>, University of <text:span text:style-name="T221">Turku</text:span>, <text:span text:style-name="T707">9/</text:span>20<text:span text:style-name="T221">15</text:span></text:p>
      <text:p text:style-name="P69"/>
      <text:p text:style-name="P69">Current position</text:p>
      <text:p text:style-name="P67"><text:span text:style-name="T720">9/2016- University of Turku, Mathematics &amp; Statistics. PI / </text:span>Academy of Finland <text:span text:style-name="T619">Research Fellow 2016-2021 </text:span></text:p>
      <text:p text:style-name="P68"><text:span text:style-name="T500">6/</text:span><text:span text:style-name="T459">2019- </text:span><text:span text:style-name="T725">Turku City Data Co. Board member and s</text:span><text:span text:style-name="T515">cientific advisor </text:span><text:span text:style-name="T516">in M</text:span><text:span text:style-name="T517">achine Learning &amp; AI</text:span></text:p>
      <text:p text:style-name="P66"><text:span text:style-name="T500">4/2017- </text:span><text:span text:style-name="T459">Blueprint Genetics </text:span><text:span text:style-name="T490">co. </text:span><text:span text:style-name="T459">Scientific advisor </text:span><text:span text:style-name="T503">in M</text:span><text:span text:style-name="T491">achine Learning &amp; AI</text:span></text:p>
      <text:p text:style-name="P70"/>
      <text:p text:style-name="P23">Previous positions <text:span text:style-name="T262">(for the gaps, see international experience)</text:span></text:p>
      <text:p text:style-name="P39"><text:span text:style-name="T90">9/</text:span><text:span text:style-name="T83">2012-</text:span><text:span text:style-name="T90">8/</text:span><text:span text:style-name="T83">2015 </text:span><text:span text:style-name="T91">(</text:span><text:span text:style-name="T84">3 years</text:span><text:span text:style-name="T91">) </text:span><text:span text:style-name="T83">Postdoc. Academy of Finland.</text:span><text:span text:style-name="T84"> </text:span><text:span text:style-name="T94">Veterinary Biosciences, </text:span><text:span text:style-name="T223">University of Helsinki</text:span></text:p>
      <text:p text:style-name="P40"><text:span text:style-name="T365">3-12/</text:span><text:span text:style-name="T359">2011 (</text:span><text:span text:style-name="T361">9</text:span><text:span text:style-name="T359"> months) </text:span><text:span text:style-name="T360">Postdoc</text:span><text:span text:style-name="T359">. Veterinary Biosciences, University of Helsinki, Finland. TEKES FiDiPro project and Microbial Food Safety Research C</text:span><text:span text:style-name="T366">enter of Excellence</text:span></text:p>
      <text:p text:style-name="P41"><text:span text:style-name="T297">1/</text:span><text:span text:style-name="T282">2</text:span><text:span text:style-name="T288">006-</text:span><text:span text:style-name="T297">2/</text:span><text:span text:style-name="T288">2011 (5 years</text:span><text:span text:style-name="T289">) </text:span><text:span text:style-name="T288">Researcher. Information and Computer science, Aalto University, Finland. Adaptive Informatics Research C</text:span><text:span text:style-name="T286">enter of Excellence, </text:span><text:span text:style-name="T288">Helsinki Institute for Information Technology </text:span><text:span text:style-name="T287">HIIT</text:span></text:p>
      <text:p text:style-name="P42"><text:span text:style-name="T283">9-12/</text:span><text:span text:style-name="T284">2</text:span><text:span text:style-name="T285">005 (4 months) </text:span><text:span text:style-name="T438">R</text:span>esearcher. <text:span text:style-name="T222">University of Helsinki, </text:span>Finland. <text:span text:style-name="T439">Dpt. </text:span>Computer Science </text:p>
      <text:p text:style-name="P42"><text:span text:style-name="T440">9/2004-8/2005 (1 year) Researcher</text:span><text:span text:style-name="T224">. Turku Center for Biotechnology, </text:span><text:span text:style-name="T441">Finland (Civil service)</text:span></text:p>
      <text:p text:style-name="P43"><text:span text:style-name="T441">1/2003-6/2004 (1.5 years) Research assistant</text:span><text:span text:style-name="T232">. Computer and Information Science</text:span><text:span text:style-name="T245">, </text:span><text:span text:style-name="T232">Helsinki University of Technology, </text:span><text:span text:style-name="T600">Finland. Neural Networks Research Center of Excellence</text:span></text:p>
      <text:p text:style-name="P44"><text:span text:style-name="T709">6-8/2000 </text:span><text:span text:style-name="T226">(3 months) </text:span><text:span text:style-name="T225">Programmer. Teleste co. </text:span></text:p>
      <text:p text:style-name="P54"/>
      <text:list xml:id="list1849601165" text:style-name="WWNum9">
        <text:list-header>
          <text:p text:style-name="P79"><text:span text:style-name="T565">I</text:span><text:span text:style-name="T561">nternational experience</text:span></text:p>
        </text:list-header>
      </text:list>
      <text:p text:style-name="P59"><text:span text:style-name="T664">12/</text:span><text:span text:style-name="T660">2015-</text:span><text:span text:style-name="T666">8/2018</text:span><text:span text:style-name="T660"> </text:span><text:span text:style-name="T663">(</text:span><text:span text:style-name="T667">&gt;</text:span><text:span text:style-name="T666">2.5</text:span><text:span text:style-name="T663"> year</text:span><text:span text:style-name="T666">s</text:span><text:span text:style-name="T663">) </text:span><text:span text:style-name="T659">Leuven, Belgium. </text:span><text:span text:style-name="T668">Raes Lab </text:span><text:span text:style-name="T669">(human microbiome)</text:span><text:span text:style-name="T668">. </text:span><text:span text:style-name="T661">Visiting </text:span><text:span text:style-name="T660">scholar </text:span><text:span text:style-name="T665">(</text:span><text:span text:style-name="T668">full time</text:span><text:span text:style-name="T665">)</text:span><text:span text:style-name="T660">.</text:span><text:span text:style-name="T662"> </text:span></text:p>
      <text:p text:style-name="P74"><text:span text:style-name="T298">1</text:span><text:span text:style-name="T299">/</text:span><text:span text:style-name="T300">201</text:span><text:span text:style-name="T298">2</text:span><text:span text:style-name="T300">-</text:span><text:span text:style-name="T299">8/</text:span><text:span text:style-name="T300">2015 </text:span><text:span text:style-name="T301">(3.5 years) </text:span><text:span text:style-name="T300">Wageningen, </text:span><text:span text:style-name="T309">The </text:span><text:span text:style-name="T300">Netherlands. Lab. of Microbiology. </text:span><text:span text:style-name="T96">V</text:span><text:span text:style-name="T305">isiting </text:span><text:span text:style-name="T307">scholar </text:span><text:span text:style-name="T308">(f</text:span><text:span text:style-name="T95">ull time</text:span><text:span text:style-name="T308">)</text:span><text:span text:style-name="T298">. </text:span></text:p>
      <text:p text:style-name="P71"><text:span text:style-name="T352">1</text:span><text:span text:style-name="T351">1/2010-1/2011 </text:span><text:span text:style-name="T356">(3 months) </text:span><text:span text:style-name="T351">European Bioinformatics Institute EBI, UK. </text:span><text:span text:style-name="T108">Visiting </text:span><text:span text:style-name="T109">scholar.</text:span><text:span text:style-name="T110"> </text:span></text:p>
      <text:p text:style-name="P72"><text:span text:style-name="T351">6/2001-8/2001 </text:span><text:span text:style-name="T356">(3 months) </text:span><text:span text:style-name="T351">CERN, Geneva, Switzerland. Research trainee. </text:span></text:p>
      <text:p text:style-name="P75"><text:span text:style-name="T351">7/2002 </text:span><text:span text:style-name="T357">(1.5 months) </text:span><text:span text:style-name="T354">Croatian </text:span><text:span text:style-name="T353">Meteorological Institute, Zagreb, Croatia. </text:span><text:span text:style-name="T351">Summer trainee. </text:span><text:span text:style-name="T353"><text:s/></text:span><text:span text:style-name="T351"><text:s/></text:span></text:p>
      <text:p text:style-name="P76"><text:span text:style-name="T353">9</text:span><text:span text:style-name="T351">-10/2000 </text:span><text:span text:style-name="T356">(2 months) </text:span><text:span text:style-name="T351">Dakshinayan, Bihar, India. </text:span><text:span text:style-name="T358">English t</text:span><text:span text:style-name="T356">eacher.</text:span></text:p>
      <text:p text:style-name="P49"/>
      <text:p text:style-name="P49"/>
      <text:p text:style-name="P49"><text:soft-page-break/></text:p>
      <text:p text:style-name="P58">Acknowledgments and awards</text:p>
      <text:p text:style-name="P48"><text:span text:style-name="T406">2019 </text:span><text:span text:style-name="Strong_20_Emphasis"><text:span text:style-name="T449">Best paper award.</text:span></text:span><text:span text:style-name="Strong_20_Emphasis"><text:span text:style-name="T455"> </text:span></text:span><text:span text:style-name="T406">Hill </text:span><text:span text:style-name="T407">MJ </text:span><text:span text:style-name="T596">et al.</text:span><text:span text:style-name="T406"> </text:span><text:span text:style-name="Strong_20_Emphasis"><text:span text:style-name="T450">Digital Humanities in the Nordics </text:span></text:span><text:span text:style-name="Strong_20_Emphasis"><text:span text:style-name="T451">conference</text:span></text:span><text:span text:style-name="Strong_20_Emphasis"><text:span text:style-name="T452">. </text:span></text:span></text:p>
      <text:p text:style-name="P60"><text:span text:style-name="T504">201</text:span><text:span text:style-name="T505">7</text:span><text:span text:style-name="T504"> Open </text:span><text:span text:style-name="T506">S</text:span><text:span text:style-name="T504">cience award. Ministry of Education and Culture, Open Science </text:span><text:span text:style-name="T506">&amp; </text:span><text:span text:style-name="T504">Research Initiative. </text:span><text:span text:style-name="T507">F</text:span><text:span text:style-name="T504">or </text:span><text:span text:style-name="T505">Open Knowledge Finland Open Science work group. </text:span><text:span text:style-name="T512">F</text:span><text:span text:style-name="T505">ounding member, first coordinator, </text:span><text:span text:style-name="T508">active </text:span><text:span text:style-name="T509">contributor</text:span><text:span text:style-name="T505">.</text:span></text:p>
      <text:p text:style-name="P60"><text:span text:style-name="T686">2016 </text:span><text:span text:style-name="T687">Open </text:span><text:span text:style-name="T688">S</text:span><text:span text:style-name="T687">cience award. Open Science </text:span><text:span text:style-name="T689">&amp;</text:span><text:span text:style-name="T687"> Research Initiative, Ministry of Education and Culture</text:span><text:span text:style-name="T690">.</text:span><text:span text:style-name="T687"> </text:span><text:span text:style-name="T691">F</text:span><text:span text:style-name="T692">or </text:span><text:span text:style-name="T693">our </text:span><text:span text:style-name="T694">digital humanities </text:span><text:span text:style-name="T693">research team with Prof Mikko Tolonen </text:span><text:span text:style-name="T695">in</text:span><text:span text:style-name="T696"> University of Helsinki</text:span><text:span text:style-name="T693">. </text:span></text:p>
      <text:p text:style-name="P50"><text:span text:style-name="T443">2015 </text:span><text:span text:style-name="T448">1) </text:span><text:span text:style-name="T443">Nat</text:span><text:span text:style-name="T444">ure</text:span><text:span text:style-name="T443"> Comm</text:span><text:span text:style-name="T444">unications</text:span><text:span text:style-name="T443"> </text:span><text:span text:style-name="T444">paper</text:span><text:span text:style-name="T445"> </text:span><text:span text:style-name="T447">in</text:span><text:span text:style-name="T443"> </text:span><text:span text:style-name="T442">NCI’s Epidemiology and Genomics Research Highlight</text:span><text:span text:style-name="T446">s; </text:span><text:span text:style-name="T448">2) </text:span><text:span text:style-name="T148">PeerJ </text:span><text:span text:style-name="T149">publication </text:span><text:span text:style-name="T151">to PeerJ </text:span><text:span text:style-name="T150">t</text:span><text:span text:style-name="T152">op-10 </text:span><text:span text:style-name="T153">m</text:span><text:span text:style-name="T152">icrobiology collection</text:span></text:p>
      <text:p text:style-name="P45"><text:span text:style-name="T401">2</text:span><text:span text:style-name="T402">014 </text:span><text:span text:style-name="T404">1) </text:span><text:span text:style-name="T402">Apps4Finland award data visualization</text:span><text:span text:style-name="T145">; </text:span><text:span text:style-name="T146">2) D</text:span><text:span text:style-name="T139">atademo </text:span><text:span text:style-name="T138">awards </text:span><text:span text:style-name="T144">by </text:span><text:span text:style-name="T142">Helsinki Region Infoshare </text:span><text:span text:style-name="T143">and</text:span><text:span text:style-name="T140"> </text:span><text:span text:style-name="T141">Sitra</text:span></text:p>
      <text:p text:style-name="P51"><text:span text:style-name="T424">201</text:span><text:span text:style-name="T425">3</text:span><text:span text:style-name="T426"> </text:span><text:span text:style-name="T428">1) </text:span><text:span text:style-name="T426">Apps4Finland award; </text:span><text:span text:style-name="T428">2) </text:span><text:span text:style-name="T423">Waterloo Institute for Complexity and Innovatio</text:span><text:span text:style-name="T569">n Data Challenge</text:span></text:p>
      <text:p text:style-name="P57"><text:span text:style-name="T571">201</text:span><text:span text:style-name="T569">2 Apps4Finland award</text:span><text:span text:style-name="T574">s</text:span><text:span text:style-name="T569"> </text:span><text:span text:style-name="T574">(3) </text:span><text:span text:style-name="T573">f</text:span><text:span text:style-name="T569">or open parliamentary monitoring infrastructure</text:span><text:span text:style-name="T582">s</text:span></text:p>
      <text:p text:style-name="P52"><text:span text:style-name="T570">2011 </text:span><text:span text:style-name="T575">1) </text:span><text:span text:style-name="T569">Int’l Dupuytren Award </text:span><text:span text:style-name="T570">for </text:span><text:span text:style-name="T584">Modern Path</text:span><text:span text:style-name="T585">ol. </text:span><text:span text:style-name="T428">paper</text:span><text:span text:style-name="T585">; </text:span><text:span text:style-name="T586">2) </text:span><text:span text:style-name="T426">Apps4Finland award</text:span><text:span text:style-name="T427"> </text:span><text:span text:style-name="T426">open </text:span><text:span text:style-name="T427">data analytics</text:span></text:p>
      <text:p text:style-name="P53">2005-2010 ComBi graduate school associate member</text:p>
      <text:p text:style-name="P56"><text:span text:style-name="T519">2005 </text:span><text:span text:style-name="T458">Best poster; Seminar of Systems Biology Research Program. Academy of Finland, Helsinki</text:span></text:p>
      <text:p text:style-name="P55"><text:span text:style-name="T518">2001 </text:span><text:span text:style-name="T458">Professor E.J. Nyström stipend</text:span><text:span text:style-name="T587"> </text:span><text:span text:style-name="T420">on </text:span><text:span text:style-name="T458">excellence in mathematical studies (1000e) </text:span></text:p>
      <text:p text:style-name="P27"/>
      <text:p text:style-name="P46"><text:span text:style-name="T8">Research funding </text:span><text:span text:style-name="T259">T</text:span>otal <text:span text:style-name="T457">personal funding </text:span>&gt;<text:span text:style-name="T456">1.3</text:span>Me; <text:span text:style-name="T457">total funding as a team member ~1.3Me. From Academy of Finland, foundations, and universities’ competitive funds. </text:span></text:p>
      <text:p text:style-name="P47"><text:span text:style-name="T617">Major personal grants</text:span><text:span text:style-name="T457"> </text:span></text:p>
      <text:p text:style-name="P61"><text:span text:style-name="T384">Academy of Finland </text:span><text:span text:style-name="T396">Research F</text:span><text:span text:style-name="T384">ellow </text:span><text:span text:style-name="T397">9/</text:span><text:span text:style-name="T384">201</text:span><text:span text:style-name="T396">6</text:span><text:span text:style-name="T384">-</text:span><text:span text:style-name="T397">8/</text:span><text:span text:style-name="T384">20</text:span><text:span text:style-name="T396">21</text:span><text:span text:style-name="T384"> (</text:span><text:span text:style-name="T405">853850</text:span><text:span text:style-name="T403">e</text:span><text:span text:style-name="T384">) University of </text:span><text:span text:style-name="T398">Turku</text:span><text:span text:style-name="T384">, Finland. </text:span><text:span text:style-name="T399">Ecological modeling of the gut microbiome: individuality, dynamics, and function in large populations</text:span><text:span text:style-name="T400">.</text:span></text:p>
      <text:p text:style-name="P61"><text:span text:style-name="T384">Academy of Finland Postdoctoral </text:span><text:span text:style-name="T396">F</text:span><text:span text:style-name="T384">ellow </text:span><text:span text:style-name="T397">9/</text:span><text:span text:style-name="T384">2012-</text:span><text:span text:style-name="T397">8/</text:span><text:span text:style-name="T384">2015 </text:span><text:span text:style-name="T569">(</text:span><text:span text:style-name="T572">3</text:span><text:span text:style-name="T583">78657</text:span><text:span text:style-name="T572">e</text:span><text:span text:style-name="T569">). </text:span>Uni<text:span text:style-name="T710">versity of</text:span> Helsinki, Finland. <text:span text:style-name="T711">Meta-analysis of human gut microbiome data collections.</text:span></text:p>
      <text:p text:style-name="P61"><text:span text:style-name="T465">K</text:span><text:span text:style-name="T459">ordelin Postdoc grant</text:span><text:span text:style-name="T546"> </text:span><text:span text:style-name="T466">2012 </text:span>(35 000e). <text:span text:style-name="T710">C</text:span><text:span text:style-name="T355">haracterization of the human intestinal ecosystem by computational integration of large-scale phylotype profiling data. </text:span></text:p>
      <text:p text:style-name="P61"><text:span text:style-name="T467">ICS </text:span><text:span text:style-name="T459">Postgraduate scholarship</text:span><text:span text:style-name="T546"> </text:span><text:span text:style-name="T234">(</text:span><text:span text:style-name="T244">~</text:span><text:span text:style-name="T234">80 000e)</text:span><text:span text:style-name="T240">.</text:span> Department of Information and Computer Science, Aalto University, Espoo, Finland, 2006-10 (1850e/month). </text:p>
      <text:p text:style-name="P61"><text:span text:style-name="T488">T</text:span><text:span text:style-name="T459">ravel grants</text:span><text:span text:style-name="T458"> </text:span><text:span text:style-name="T468">(</text:span><text:span text:style-name="T487">2000-2014</text:span><text:span text:style-name="T468">; </text:span><text:span text:style-name="T469">&gt;3700e</text:span><text:span text:style-name="T468">): </text:span><text:span text:style-name="T235">COST </text:span><text:span text:style-name="T236">visit Glasgow </text:span><text:span text:style-name="T241">University </text:span><text:span text:style-name="T242">(</text:span><text:span text:style-name="T235">3/2014</text:span><text:span text:style-name="T242">)</text:span><text:span text:style-name="T274">; </text:span>Open Legislative Data Conf. (Paris 7/<text:span text:style-name="T704">2012</text:span>); <text:span text:style-name="T712">H</text:span>uman <text:span text:style-name="T712">M</text:span>icrobiome <text:span text:style-name="T712">C</text:span>ongress (Paris 3/2012); <text:span text:style-name="T713">ComBi </text:span>Grad School: ICSB<text:span text:style-name="T714">08</text:span> (Gothenburg), ECCB<text:span text:style-name="T714">08</text:span> (Sardinia); TKK student union exchange (India <text:span text:style-name="T715">9-10/</text:span>2000).</text:p>
      <text:p text:style-name="P65"><text:span text:style-name="T302">Major contributions </text:span><text:span text:style-name="T303">as a research team </text:span><text:span text:style-name="T306">or consor</text:span><text:span text:style-name="T677">tium </text:span><text:span text:style-name="T678">member</text:span><text:span text:style-name="T679"> </text:span><text:span text:style-name="T680">(&gt;</text:span><text:span text:style-name="T677">1,3</text:span><text:span text:style-name="T312">80</text:span><text:span text:style-name="T680">,000e)</text:span></text:p>
      <text:p text:style-name="P35"><text:span text:style-name="T266">5/</text:span><text:span text:style-name="T265">2019-</text:span><text:span text:style-name="T266">4/</text:span><text:span text:style-name="T265">202</text:span><text:span text:style-name="T266">1</text:span><text:span text:style-name="T265"> </text:span><text:span text:style-name="T247">SPARC grant </text:span><text:span text:style-name="T261">(</text:span><text:span text:style-name="T247">60 000e; Co-PI). Government of India. Microbial DNA fingerprinting and metabolome. Led by Prof Richa Ashma. Savitribai Phule Pune University.</text:span></text:p>
      <text:p text:style-name="P37"><text:span text:style-name="T261">10/2018 </text:span><text:span text:style-name="T247">B</text:span><text:span text:style-name="T246">usiness Finland H2020 preparation grant. </text:span><text:span text:style-name="T260">2</text:span><text:span text:style-name="T246">0 000e </text:span><text:span text:style-name="T260">(jointly with Dr. Teemu Niiranen)</text:span></text:p>
      <text:p text:style-name="P36"><text:span text:style-name="T246">9/2018-8/2022 </text:span><text:span text:style-name="T247">A</text:span><text:span text:style-name="T248">cademy of Finland</text:span><text:span text:style-name="T246">; </text:span><text:span text:style-name="T250">health analytics </text:span><text:span text:style-name="T249">(</text:span><text:span text:style-name="T248">450000</text:span><text:span text:style-name="T246">e; </text:span><text:span text:style-name="T251">partner</text:span><text:span text:style-name="T248">). </text:span><text:span text:style-name="T597">Modelling systemic cross-talk between brain, gut, and peripheral tissues in glucose homeostasis: exercise training and public health (CROSSYS </text:span><text:span text:style-name="T310">/ </text:span><text:span text:style-name="T311">PI Jarna Hannukainen</text:span><text:span text:style-name="T597">)</text:span><text:span text:style-name="T598">.</text:span></text:p>
      <text:p text:style-name="P62"><text:span text:style-name="T681">1/</text:span><text:span text:style-name="T682">2016-</text:span><text:span text:style-name="T681">12/</text:span><text:span text:style-name="T682">2019 </text:span><text:span text:style-name="T683">Academy of Finland </text:span><text:span text:style-name="T684">c</text:span><text:span text:style-name="T685">onsortiu</text:span><text:span text:style-name="T471">m</text:span><text:span text:style-name="T460"> </text:span><text:span text:style-name="T470">on </text:span><text:span text:style-name="T472">d</text:span><text:span text:style-name="T460">igital </text:span><text:span text:style-name="T472">h</text:span><text:span text:style-name="T460">umanities </text:span><text:span text:style-name="T461">(833258e; </text:span><text:span text:style-name="T489">research coordinator</text:span><text:span text:style-name="T461">)</text:span><text:span text:style-name="T460">.</text:span><text:span text:style-name="T471"> </text:span><text:span text:style-name="T461">University of Helsinki, University of Turku and National Library of Finland: </text:span><text:span text:style-name="T591">Computational History and the Transformation of Public Discourse in Finland 1640–1910 </text:span><text:span text:style-name="T592">(COMHIS)</text:span><text:span text:style-name="T362">.</text:span><text:span text:style-name="T461"> </text:span><text:span text:style-name="T462">I design</text:span><text:span text:style-name="T464">ed</text:span><text:span text:style-name="T462"> and wr</text:span><text:span text:style-name="T464">ote</text:span><text:span text:style-name="T462"> the </text:span><text:span text:style-name="T464">open </text:span><text:span text:style-name="T501">data </text:span><text:span text:style-name="T464">science components of the </text:span><text:span text:style-name="T462">application, and </text:span><text:span text:style-name="T464">participate actively in the </text:span><text:span text:style-name="T463">project </text:span><text:span text:style-name="T464">coordination</text:span><text:span text:style-name="T463"> </text:span><text:span text:style-name="T492">in Helsinki </text:span><text:span text:style-name="T473">in this </text:span><text:span text:style-name="T474">c</text:span><text:span text:style-name="T475">onsortium </text:span><text:span text:style-name="T474">led by </text:span><text:span text:style-name="T476">Prof. <text:s/>Hannu Salmi, </text:span><text:span text:style-name="T477">University of Turku</text:span><text:span text:style-name="T476">.</text:span><text:span text:style-name="T478"> </text:span></text:p>
      <text:p text:style-name="P64"><text:span text:style-name="T415">2015 </text:span><text:span text:style-name="T416">Univ</text:span><text:span text:style-name="T417">ersity</text:span><text:span text:style-name="T416"> of Helsinki digital humanities grant </text:span><text:span text:style-name="T418">(30 000e)</text:span><text:span text:style-name="T520"> </text:span><text:span text:style-name="T588">Research o</text:span><text:span text:style-name="T589">f</text:span><text:span text:style-name="T588"> </text:span><text:span text:style-name="T590">the </text:span><text:span text:style-name="T588">Finnish national bibliography by digital </text:span><text:span text:style-name="T589">means. </text:span><text:span text:style-name="T419">W</text:span><text:span text:style-name="T520">ith </text:span><text:span text:style-name="T548">M. </text:span><text:span text:style-name="T520">Tolonen, </text:span><text:span text:style-name="T548">K. </text:span><text:span text:style-name="T520">Sinnemäki </text:span><text:span text:style-name="T549">and </text:span><text:span text:style-name="T548">K. </text:span><text:span text:style-name="T520">Linden. </text:span></text:p>
      <text:p text:style-name="P63"><text:soft-page-break/><text:span text:style-name="T479">2012-</text:span><text:span text:style-name="T480">2013 </text:span><text:span text:style-name="T481">Sitra New Democracy </text:span><text:span text:style-name="T482">grant</text:span><text:span text:style-name="T547"> </text:span><text:span text:style-name="T458">(1</text:span><text:span text:style-name="T550">2000</text:span><text:span text:style-name="T458">e) </text:span><text:span text:style-name="T459">Election </text:span><text:span text:style-name="T483">analytics </text:span><text:span text:style-name="T484">citizen science </text:span><text:span text:style-name="T483">project </text:span>with Kansan muisti ry. <text:span text:style-name="T716">Major role in project design; steering group member.</text:span></text:p>
      <text:p text:style-name="P73"/>
      <text:p text:style-name="P73"/>
      <text:p text:style-name="P22">Research leadership and supervision</text:p>
      <text:p text:style-name="P33"><text:span text:style-name="T21">Principal Investigator </text:span><text:span text:style-name="T273">2 </text:span><text:span text:style-name="T279">personal grants </text:span><text:span text:style-name="T281">funded by Academy of Finland. </text:span></text:p>
      <text:p text:style-name="P33"><text:span text:style-name="T18">C</text:span><text:span text:style-name="T19">oordinat</text:span><text:span text:style-name="T20">or</text:span><text:span text:style-name="T271"> </text:span><text:span text:style-name="T272">in 1 </text:span><text:span text:style-name="T610">TEKES consortium</text:span><text:span text:style-name="T270"> </text:span><text:span text:style-name="T280">(</text:span><text:span text:style-name="T78">MultiBio </text:span><text:span text:style-name="T275">200</text:span><text:span text:style-name="T276">8</text:span><text:span text:style-name="T275">-201</text:span><text:span text:style-name="T276">1; </text:span><text:span text:style-name="T280">s</text:span><text:span text:style-name="T278">teering group member </text:span><text:span text:style-name="T277">and</text:span><text:span text:style-name="T278"> </text:span><text:span text:style-name="T277">c</text:span><text:span text:style-name="T278">oordinator;</text:span><text:span text:style-name="T78"> </text:span><text:span text:style-name="T79">between Aalto University, University of Helsinki, European Bioinformatics Institute EBI, </text:span><text:span text:style-name="T80">and five life science companies</text:span><text:span text:style-name="T276">)</text:span><text:span text:style-name="T270">, </text:span><text:span text:style-name="T272">1 </text:span><text:span text:style-name="T611">Academy of Finland consortium</text:span><text:span text:style-name="T272"> </text:span><text:span text:style-name="T275">(</text:span><text:span text:style-name="T276">COMHIS </text:span><text:span text:style-name="T275">2016-2019)</text:span><text:span text:style-name="T272">.</text:span></text:p>
      <text:p text:style-name="P34"><text:span text:style-name="T9">Training</text:span><text:span text:style-name="T599"> </text:span><text:span text:style-name="T370">F</text:span><text:span text:style-name="T371">ormal pedagogical courses for university teachers by University of Turku </text:span><text:span text:style-name="T375">2018-</text:span><text:span text:style-name="T372">201</text:span><text:span text:style-name="T375">9</text:span><text:span text:style-name="T372">: </text:span><text:span text:style-name="T595">University Pedagogy I (5cr)</text:span><text:span text:style-name="T375">; </text:span><text:span text:style-name="T593">Becoming a teacher </text:span><text:span text:style-name="T594">(1cr)</text:span><text:span text:style-name="T373">, <text:s/></text:span><text:span text:style-name="T593">How to develop teaching</text:span><text:span text:style-name="T374"> </text:span><text:span text:style-name="T594">(1cr)</text:span><text:span text:style-name="T374">, </text:span><text:span text:style-name="T372">and </text:span><text:span text:style-name="T593">Lecturing and expertise </text:span><text:span text:style-name="T594">(1cr)</text:span><text:span text:style-name="T373">. </text:span><text:span text:style-name="T599">EMBO Research Leadership Course (4 days; Heidelberg 11/2017). </text:span><text:span text:style-name="T292">VIB Leadership Program (</text:span><text:span text:style-name="T293">4</text:span><text:span text:style-name="T294"> days; </text:span><text:span text:style-name="T304">Ghent </text:span><text:span text:style-name="T292">1</text:span><text:span text:style-name="T295">-</text:span><text:span text:style-name="T292">2/2017); </text:span><text:span text:style-name="T296">VIB </text:span><text:span text:style-name="T294">Oral Presentation Course (3 days; </text:span><text:span text:style-name="T295">1-2/</text:span><text:span text:style-name="T294">2017</text:span><text:span text:style-name="T296">); </text:span><text:span text:style-name="T290">VIB Research Ethics Course (1 day; </text:span><text:span text:style-name="T295">3/</text:span><text:span text:style-name="T290">2017); VIB </text:span><text:span text:style-name="T291">Convincing, Debating, and Negotiating</text:span><text:span text:style-name="T290"> Course (</text:span><text:span text:style-name="T291">2</text:span><text:span text:style-name="T290"> day</text:span><text:span text:style-name="T291">s</text:span><text:span text:style-name="T290">; </text:span><text:span text:style-name="T291">5/</text:span><text:span text:style-name="T290">2017). </text:span></text:p>
      <text:p text:style-name="P12"><text:span text:style-name="T8">Supervis</text:span><text:span text:style-name="T11">ion</text:span><text:span text:style-name="T8"> </text:span><text:span text:style-name="T112">Ongoing</text:span><text:span text:style-name="T72">: p</text:span><text:span text:style-name="T69">rimary </text:span><text:span text:style-name="T72">supervisor </text:span><text:span text:style-name="T66">for </text:span><text:span text:style-name="T74">2</text:span><text:span text:style-name="T66"> </text:span><text:span text:style-name="T68">PhD student</text:span><text:span text:style-name="T74">s</text:span><text:span text:style-name="T68">, </text:span><text:span text:style-name="T67">co-supervis</text:span><text:span text:style-name="T68">or/</text:span><text:span text:style-name="T72">instructor for </text:span><text:span text:style-name="T76">4</text:span><text:span text:style-name="T68"> PhD students</text:span><text:span text:style-name="T70">. </text:span><text:span text:style-name="T73">I</text:span><text:span text:style-name="T237">nstructor for </text:span><text:span text:style-name="T604">completed theses</text:span><text:span text:style-name="T238">: </text:span><text:span text:style-name="T263">2</text:span> <text:span text:style-name="T721">PhDs (co-promotor; both with distinction)</text:span>, <text:span text:style-name="T718">7 MSc, 2 BSc theses; a</text:span><text:span text:style-name="T99">ll </text:span><text:span text:style-name="T100">graduated </text:span><text:span text:style-name="T101">successfully </text:span><text:span text:style-name="T102">and are employed in multiple countries (Finland, </text:span><text:span text:style-name="T105">Belgium, </text:span><text:span text:style-name="T106">The Netherlands, </text:span><text:span text:style-name="T102">UK, Portugal);</text:span><text:span text:style-name="T100"> </text:span><text:span text:style-name="T104">3</text:span><text:span text:style-name="T103"> MSc students have continued to PhD studies. </text:span></text:p>
      <text:p text:style-name="P13"><text:span text:style-name="T81">C</text:span><text:span text:style-name="T82">ourse teaching </text:span><text:span text:style-name="T77">Organized </text:span><text:span text:style-name="T75">2</text:span><text:span text:style-name="T115"> </text:span><text:span text:style-name="T135">in</text:span><text:span text:style-name="T116">t</text:span><text:span text:style-name="T134">ernational</text:span><text:span text:style-name="T116"> summer school</text:span><text:span text:style-name="T133">s</text:span><text:span text:style-name="T116"> </text:span><text:span text:style-name="T117">on </text:span><text:span text:style-name="T133">statistical </text:span><text:span text:style-name="T117">ecolog</text:span><text:span text:style-name="T133">y and bioinformatics </text:span><text:span text:style-name="T115">(</text:span><text:span text:style-name="T116">Leuven </text:span><text:span text:style-name="T118">9/</text:span><text:span text:style-name="T116">2017 </text:span><text:span text:style-name="T133">&amp; Wageningen 5/2018</text:span><text:span text:style-name="T116">; </text:span><text:span text:style-name="T133">2 x </text:span><text:span text:style-name="T118">3 days</text:span><text:span text:style-name="T119">)</text:span><text:span text:style-name="T116">; </text:span><text:span text:style-name="T135">Int’l Digital Humanities Hackathon DHH2019, Helsinki (Data Science team); I</text:span><text:span text:style-name="T120">ntensive </text:span><text:span text:style-name="T121">course in microbial bioinformatics (</text:span><text:span text:style-name="T122">Wageningen </text:span><text:span text:style-name="T121">2015); </text:span><text:span text:style-name="T123">&gt;</text:span><text:span text:style-name="T124">10</text:span><text:span text:style-name="T125"> i</text:span><text:span text:style-name="T126">nvited </text:span><text:span text:style-name="T127">academic </text:span><text:span text:style-name="T126">lectures </text:span><text:span text:style-name="T128">and workshops</text:span><text:span text:style-name="T129"> </text:span><text:span text:style-name="T130">in </text:span><text:span text:style-name="T131">Finland </text:span><text:span text:style-name="T130">and abroad</text:span><text:span text:style-name="T132">. </text:span><text:span text:style-name="T71">Assistant in 4 high-throughput bioinformatics courses 2006-2009. </text:span></text:p>
      <text:p text:style-name="P14"><text:span text:style-name="T422">Curriculum design</text:span><text:span text:style-name="T378"> </text:span><text:span text:style-name="T379">W</text:span><text:span text:style-name="T380">ork group </text:span><text:span text:style-name="T383">d</text:span><text:span text:style-name="T380">esign</text:span><text:span text:style-name="T383">ing</text:span><text:span text:style-name="T380"> Digital Humanities </text:span><text:span text:style-name="T379">MSc </text:span><text:span text:style-name="T381">module, </text:span><text:span text:style-name="T380">Univ. of Helsinki </text:span><text:span text:style-name="T382">(2015)</text:span><text:span text:style-name="T367"> <text:s/></text:span></text:p>
      <text:p text:style-name="P15"><text:span text:style-name="T157">T</text:span><text:span text:style-name="T158">hesis examination committee </text:span><text:span text:style-name="T159">member </text:span><text:span text:style-name="T162">KU Leuven, Belgium </text:span><text:span text:style-name="T163">(</text:span><text:span text:style-name="T162">MSc </text:span><text:span text:style-name="T164">6/2017 </text:span><text:span text:style-name="T171">&amp; 8/2018</text:span><text:span text:style-name="T163">)</text:span><text:span text:style-name="T162"> </text:span></text:p>
      <text:p text:style-name="P28"/>
      <text:list xml:id="list184898467" text:style-name="RTF_5f_Num_20_3">
        <text:list-item>
          <text:list>
            <text:list-item>
              <text:list>
                <text:list-item>
                  <text:p text:style-name="P78">Industry Collaboration </text:p>
                </text:list-item>
                <text:list-item>
                  <text:p text:style-name="P77"><text:span text:style-name="T723">T</text:span><text:span text:style-name="T724">urku City Data Oy</text:span><text:span text:style-name="T702"> Board member </text:span><text:span text:style-name="T727">and scientific advisor </text:span><text:span text:style-name="T726">(Machine Learning &amp; Artificial Intelligence)</text:span>. <text:span text:style-name="T607">Blueprint Genetics </text:span><text:span text:style-name="T609">Co.</text:span><text:span text:style-name="T16"> </text:span><text:span text:style-name="T493">Scientific advisor </text:span><text:span text:style-name="T494">(Machine Learning &amp; Artificial Intelligence). </text:span><text:span text:style-name="T495">This g</text:span><text:span text:style-name="T496">enetic testing company founded in 2012 has </text:span><text:span text:style-name="T497">now </text:span><text:span text:style-name="T496">~1</text:span><text:span text:style-name="T502">5</text:span><text:span text:style-name="T496">0 employees </text:span><text:span text:style-name="T498">and I was invited as an external scientific advisor </text:span><text:span text:style-name="T499">in 2017</text:span><text:span text:style-name="T496">. </text:span><text:span text:style-name="T510">The company was s</text:span><text:span text:style-name="T511">elected as “one of the hottest startups in Europe” by the Wired journal in 7/2018. </text:span><text:span text:style-name="T613">O</text:span><text:span text:style-name="T614">xford Research</text:span><text:span text:style-name="T513">. Joint report</text:span><text:span text:style-name="T514">s on open science. </text:span><text:span text:style-name="T48">Demos Helsinki</text:span><text:span text:style-name="T39">. </text:span><text:span text:style-name="T44">Joint </text:span><text:span text:style-name="T40">Apps4Finland </text:span><text:span text:style-name="T41">award </text:span><text:span text:style-name="T42">on</text:span><text:span text:style-name="T41"> </text:span><text:span text:style-name="T43">open data analytics</text:span><text:span text:style-name="T41">. </text:span><text:span text:style-name="T612">MultiBio consortium</text:span><text:span text:style-name="T576"> </text:span><text:span text:style-name="T569">Coordinator and steering group member of </text:span><text:span text:style-name="T577">a </text:span><text:span text:style-name="T578">three</text:span><text:span text:style-name="T569">-year 988,</text:span><text:span text:style-name="T578">00</text:span><text:span text:style-name="T579">0</text:span><text:span text:style-name="T569">e TEKES consortium (MultiBio), including 4 research groups (from Aalto University, University of Helsinki and European Bioinformatics Institute EBI) and 5 </text:span><text:span text:style-name="T580">life science </text:span><text:span text:style-name="T569">companies. </text:span><text:span text:style-name="T581">The companies contributed to the project funding and participated the steering group with bi-annual seminar meetings. </text:span><text:span text:style-name="T602">Helsinki Region Infoshare</text:span>. <text:span text:style-name="T252">C</text:span><text:span text:style-name="T253">ollaboration </text:span><text:span text:style-name="T222">2012-</text:span><text:span text:style-name="T254">2013, </text:span><text:span text:style-name="T255">developing </text:span><text:span text:style-name="T256">tools for </text:span><text:span text:style-name="T253">Sotkanet database of the National Institute for Health and Well-being (THL). </text:span><text:span text:style-name="T608">Helsingin Sanomat</text:span><text:span text:style-name="T257"> </text:span><text:span text:style-name="T222">Open Election Data Hackathon 2012:</text:span> <text:span text:style-name="T719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5">S</text:span><text:span text:style-name="T8">ocieties </text:span><text:span text:style-name="T111">Open Knowledge Finland</text:span><text:span text:style-name="T92"> </text:span><text:span text:style-name="T93">ry. </text:span><text:span text:style-name="T92">Open Science Work Group.</text:span><text:span text:style-name="T58"> Found</text:span><text:span text:style-name="T61">er</text:span><text:span text:style-name="T58"> </text:span><text:span text:style-name="T62">&amp;</text:span><text:span text:style-name="T58"> </text:span><text:span text:style-name="T63">coordinator </text:span><text:span text:style-name="T64">201</text:span><text:span text:style-name="T63">3</text:span><text:span text:style-name="T65">-1</text:span><text:span text:style-name="T63">5. </text:span><text:span text:style-name="T54">Board member </text:span><text:span text:style-name="T113">Finnish Society for Bioinformatics</text:span><text:span text:style-name="T55">: PR </text:span><text:span text:style-name="T54">2008-9; </text:span><text:span text:style-name="T56">V</text:span><text:span text:style-name="T54">ice pres</text:span><text:span text:style-name="T60">ident</text:span><text:span text:style-name="T54"> 2009-10; </text:span><text:span text:style-name="T57">Treasurer <text:s/>2002 </text:span><text:span text:style-name="T59">in</text:span><text:span text:style-name="T57"> </text:span><text:span text:style-name="T114">Mathematics student union</text:span><text:span text:style-name="T57">, </text:span>Helsinki University of Technology<text:span text:style-name="T57">; </text:span></text:p>
      <text:p text:style-name="P19"><text:span text:style-name="T13">M</text:span><text:span text:style-name="T8">ember of </text:span><text:span text:style-name="T14">organizing </text:span><text:span text:style-name="T8">committee</text:span><text:span text:style-name="T227"> </text:span><text:span text:style-name="T216">Computational Life Science annual seminar</text:span><text:span text:style-name="T172">. University of Turku </text:span><text:span text:style-name="T173">2018</text:span><text:span text:style-name="T172">. </text:span><text:span text:style-name="T605">Philosophy and History of Open Science</text:span><text:span text:style-name="T227"> (PHOS) 2016 </text:span><text:span text:style-name="T243">- </text:span><text:span text:style-name="T368">International conference with 100+ registered participants, 15 invited (mostly international) speakers </text:span><text:span text:style-name="T369">in University of Helsinki</text:span><text:span text:style-name="T227">; </text:span><text:span text:style-name="T605">Finnish Bioinformatics Days 2008-2010 </text:span><text:span text:style-name="T606">(3 years)</text:span><text:span text:style-name="T227">. </text:span></text:p>
      <text:p text:style-name="P17"><text:soft-page-break/><text:span text:style-name="T13">Member of </text:span><text:span text:style-name="T14">program </text:span><text:span text:style-name="T13">committee </text:span><text:span text:style-name="T214">D</text:span><text:span text:style-name="T215">igital Humanities in the Nordics (DH2018)</text:span><text:span text:style-name="T166">. </text:span><text:span text:style-name="T167">International conference, University of Helsinki </text:span><text:span text:style-name="T168">(</text:span><text:span text:style-name="T179">Open Science </text:span><text:span text:style-name="T180">c</text:span><text:span text:style-name="T179">hair</text:span><text:span text:style-name="T181">)</text:span><text:span text:style-name="T182">; </text:span><text:span text:style-name="T214">European Conference on Machine Learning &amp; Principles and Practice of Knowledge Discovery</text:span><text:span text:style-name="T165"> </text:span><text:span text:style-name="T169">(</text:span><text:span text:style-name="T165">ECML-PKDD </text:span><text:span text:style-name="T169">2017-</text:span><text:span text:style-name="T170">2018</text:span><text:span text:style-name="T169">)</text:span><text:span text:style-name="T178">; Neural Information Processing Systems <text:s/>(NeurIPS; 2019).</text:span><text:span text:style-name="T169"> </text:span></text:p>
      <text:p text:style-name="P20"><text:span text:style-name="T160">Expert positions</text:span><text:span text:style-name="T156"> </text:span><text:span text:style-name="T217">D</text:span><text:span text:style-name="T218">igital humanities advisory panel</text:span><text:span text:style-name="T174"> (National Library of Finland) 2019-2020. </text:span><text:span text:style-name="T219">Indian microbiome project</text:span><text:span text:style-name="T175"> advisor </text:span><text:span text:style-name="T176">(2018-</text:span><text:span text:style-name="T177">2019</text:span><text:span text:style-name="T176">)</text:span><text:span text:style-name="T175">. </text:span><text:span text:style-name="T161">Un</text:span><text:span text:style-name="T195">iversity of Turku </text:span><text:span text:style-name="T196">o</text:span><text:span text:style-name="T197">pen science </text:span><text:span text:style-name="T198">methods policy</text:span><text:span text:style-name="T199"> </text:span><text:span text:style-name="T200">(</text:span><text:span text:style-name="T203">OpenUTU </text:span><text:span text:style-name="T204">work group</text:span><text:span text:style-name="T201"> </text:span><text:span text:style-name="T195">2017</text:span><text:span text:style-name="T200">-</text:span><text:span text:style-name="T202">); </text:span><text:span text:style-name="T205">Mikkeli Research Centre for Digital Information </text:span><text:span text:style-name="T210">Digitalia </text:span><text:span text:style-name="T211">s</text:span><text:span text:style-name="T212">teering </text:span><text:span text:style-name="T213">group</text:span><text:span text:style-name="T206"> </text:span><text:span text:style-name="T207">2015-</text:span><text:span text:style-name="T208">201</text:span><text:span text:style-name="T147">7</text:span><text:span text:style-name="T209">.</text:span></text:p>
      <text:p text:style-name="P8"><text:span text:style-name="T670">Editor</text:span><text:span text:style-name="T671">ial board</text:span><text:span text:style-name="T670"> </text:span><text:span text:style-name="T700">F</text:span><text:span text:style-name="T701">rontiers in microbiology</text:span><text:span text:style-name="T697">. Review editor. </text:span><text:span text:style-name="T698">M</text:span><text:span text:style-name="T699">ost cited Microbiology journal </text:span><text:span text:style-name="T697">(JCR </text:span><text:span text:style-name="T698">&amp; </text:span><text:span text:style-name="T697">CiteScore). </text:span><text:span text:style-name="T672">Versus</text:span><text:span text:style-name="T673"> </text:span><text:span text:style-name="T674">journal </text:span><text:span text:style-name="T673">(in Finnish) by environmental/geographical research societies in Finland, focusing on science popularization and </text:span><text:span text:style-name="T674">supporting </text:span><text:span text:style-name="T673">open non-commercial academic publishing.</text:span><text:span text:style-name="T675"> </text:span><text:span text:style-name="T676">www.versuslehti.fi</text:span></text:p>
      <text:p text:style-name="P10"><text:span text:style-name="T8">Re</text:span><text:span text:style-name="T17">viewer</text:span><text:span text:style-name="T8"> </text:span><text:span text:style-name="T615">&gt;</text:span><text:span text:style-name="T618">30</text:span><text:span text:style-name="T601"> scientific journals </text:span><text:span text:style-name="T616">and conferences</text:span><text:span text:style-name="T703"> (e.g. Nat. Communications; PLoS); for </text:span><text:span text:style-name="T616">postdoc positions</text:span><text:span text:style-name="T703"> (</text:span><text:span text:style-name="T485">2017 digital humanities; University of Helsinki); </text:span><text:span text:style-name="T603">grant applications</text:span><text:span text:style-name="T486"> (Poland National science center 2017)</text:span></text:p>
      <text:p text:style-name="P9"><text:span text:style-name="T658">O</text:span><text:span text:style-name="T657">utreach</text:span><text:span text:style-name="T656"> </text:span><text:span text:style-name="T653">10</text:span><text:span text:style-name="T652">0</text:span><text:span text:style-name="T651">+</text:span><text:span text:style-name="T652"> academic presentations in 15</text:span><text:span text:style-name="T650">+</text:span><text:span text:style-name="T652"> countries</text:span><text:span text:style-name="T648">, </text:span><text:span text:style-name="T649">including</text:span><text:span text:style-name="T648"> </text:span><text:span text:style-name="T650">1 keynote, </text:span><text:span text:style-name="T641">4</text:span><text:span text:style-name="T620">0</text:span><text:span text:style-name="T641">+</text:span><text:span text:style-name="T621"> invited and </text:span><text:span text:style-name="T641">35+</text:span><text:span text:style-name="T621"> </text:span><text:span text:style-name="T623">c</text:span><text:span text:style-name="T624">ontributed </text:span><text:span text:style-name="T625">academic </text:span><text:span text:style-name="T626">talks</text:span><text:span text:style-name="T624">; </text:span><text:span text:style-name="T642">2</text:span><text:span text:style-name="T641">0+</text:span><text:span text:style-name="T628"> </text:span><text:span text:style-name="T643">public </text:span><text:span text:style-name="T629">workshops, </text:span><text:span text:style-name="T641">video </text:span><text:span text:style-name="T622">lectures</text:span><text:span text:style-name="T630"> </text:span><text:span text:style-name="T627">or</text:span><text:span text:style-name="T630"> interview</text:span><text:span text:style-name="T627">s; </text:span><text:span text:style-name="T631">20</text:span><text:span text:style-name="T641">+</text:span><text:span text:style-name="T632"> </text:span><text:span text:style-name="T633">p</text:span><text:span text:style-name="T630">oster </text:span><text:span text:style-name="T634">p</text:span><text:span text:style-name="T630">resentations. </text:span><text:span text:style-name="T635">Co-</text:span><text:span text:style-name="T636">authored</text:span><text:span text:style-name="T637"> blogs </text:span><text:span text:style-name="T635">have </text:span><text:span text:style-name="T637">&gt;</text:span><text:span text:style-name="T638">50</text:span><text:span text:style-name="T637">,000 hits. </text:span><text:span text:style-name="T639">Co-organized several </text:span><text:span text:style-name="T642">academic </text:span><text:span text:style-name="T639">workshops</text:span><text:span text:style-name="T640">. </text:span><text:span text:style-name="T644">R</text:span><text:span text:style-name="T646">ecent </text:span><text:span text:style-name="T645">examples </text:span><text:span text:style-name="T647">of talks include </text:span><text:span text:style-name="T654">include </text:span><text:span text:style-name="T655">2/2019 Open Data Science, Turku Love Data week; </text:span><text:span text:style-name="T189">11/2018 Datatieteen mahdollisuudet, KELA/</text:span><text:span text:style-name="T193">Helsinki</text:span><text:span text:style-name="T189">; </text:span><text:span text:style-name="T187">12/2018 Roadmap for microbiome bioinformatics, European Bioconductor meeting; </text:span><text:span text:style-name="T192">11/2018 Population studies of the human microbiome. ICMR’18. Pune, India</text:span><text:span text:style-name="T188">; </text:span><text:span text:style-name="T187">10/2018 Open data science, Intelligent Data </text:span><text:span text:style-name="T190">Analysis </text:span><text:span text:style-name="T187">conference, </text:span><text:span text:style-name="T194">The </text:span><text:span text:style-name="T187">Netherlands; 9/2018 Dynamic landscape of the human gut microbiome: a population-level view.</text:span><text:span text:style-name="T191"> EMBL Human Microbiome Conference, Heidelberg</text:span><text:span text:style-name="T186">.</text:span></text:p>
      <text:p text:style-name="P21"><text:span text:style-name="T12">Publications</text:span><text:span text:style-name="T8"> </text:span><text:span text:style-name="T258">5</text:span><text:span text:style-name="T267">5</text:span><text:span text:style-name="T264">+</text:span> peer-reviewed scientific <text:span text:style-name="T722">publications </text:span><text:span text:style-name="T408">including </text:span><text:span text:style-name="T409">book chapters, and </text:span><text:span text:style-name="T408">papers in </text:span><text:span text:style-name="T410">journals such as </text:span><text:span text:style-name="T408">Nature Communications, Nature Methods, </text:span><text:span text:style-name="T410">and ISME Journal. </text:span><text:span text:style-name="T412">O</text:span><text:span text:style-name="T534">ther research outputs includ</text:span><text:span text:style-name="T535">e</text:span><text:span text:style-name="T534"> </text:span><text:span text:style-name="T536">software, data, </text:span><text:span text:style-name="T537">workshop paper</text:span><text:span text:style-name="T538">s,</text:span><text:span text:style-name="T539"> </text:span><text:span text:style-name="T540">and </text:span><text:span text:style-name="T541">outreach </text:span><text:span text:style-name="T542">material</text:span><text:span text:style-name="T531">. </text:span><text:span text:style-name="T543">Scopus </text:span>h-index <text:span text:style-name="T551">19</text:span>; <text:span text:style-name="T553">~</text:span><text:span text:style-name="T557">1</text:span><text:span text:style-name="T566">8</text:span><text:span text:style-name="T563">00</text:span><text:span text:style-name="T553"> citations</text:span><text:span text:style-name="T554">, </text:span><text:span text:style-name="T555">average </text:span><text:span text:style-name="T566">50+</text:span><text:span text:style-name="T556"> citations per article </text:span><text:span text:style-name="T567">in Scopus</text:span><text:span text:style-name="T568">.</text:span><text:span text:style-name="T556"> </text:span><text:span text:style-name="T521">Theory and application</text:span><text:span text:style-name="T522">s</text:span><text:span text:style-name="T521"> of </text:span><text:span text:style-name="T523">high-throughput data </text:span><text:span text:style-name="T544">integration and </text:span><text:span text:style-name="T523">analysis</text:span><text:span text:style-name="T524">,</text:span><text:span text:style-name="T544"> <text:s/></text:span><text:span text:style-name="T532">computational biomedicine </text:span><text:span text:style-name="T530">and digital humanities</text:span><text:span text:style-name="T527">,</text:span><text:span text:style-name="T526"> </text:span><text:span text:style-name="T527">blending </text:span><text:span text:style-name="T528">approaches from statistic</text:span><text:span text:style-name="T544">al</text:span><text:span text:style-name="T525"> </text:span><text:span text:style-name="T529">machine learning, </text:span><text:span text:style-name="T545">AI,</text:span><text:span text:style-name="T529"> and </text:span><text:span text:style-name="T532">numerical </text:span><text:span text:style-name="T529">ecolog</text:span><text:span text:style-name="T532">y</text:span><text:span text:style-name="T533">.</text:span></text:p>
      <text:p text:style-name="P24"><text:span text:style-name="T564">Research </text:span><text:span text:style-name="T552">software </text:span><text:span text:style-name="T268">10+ mature scientific software projects in machine learning, bioinformatics, </text:span><text:span text:style-name="T269">numerical ecology,</text:span><text:span text:style-name="T268"> and digital humanities </text:span><text:span text:style-name="T411">with </text:span><text:span text:style-name="T413">altogether ~100k </text:span><text:span text:style-name="T411">downloads/</text:span><text:span text:style-name="T414">year</text:span><text:span text:style-name="T411">. </text:span><text:span text:style-name="T26"><text:s/></text:span></text:p>
      <text:p text:style-name="P25"><text:span text:style-name="T47">R</text:span><text:span text:style-name="T46">esearch data </text:span><text:span text:style-name="T25">Maintainer of </text:span><text:span text:style-name="T27">3</text:span><text:span text:style-name="T25"> published scientific data collections.</text:span></text:p>
      <text:p text:style-name="P18"><text:span text:style-name="T107">Scientific and societal impact </text:span><text:span text:style-name="T89">R</text:span><text:span text:style-name="T50">esearch covered by </text:span><text:span text:style-name="T453">Guardian, </text:span><text:span text:style-name="T454">Forbes, Le Figaro, New York Times, Huffington Post, </text:span><text:span text:style-name="T154">Science Daily, </text:span><text:span text:style-name="T155">Tiede, </text:span><text:span text:style-name="T85">Turun </text:span><text:span text:style-name="T86">S</text:span><text:span text:style-name="T85">anomat, </text:span><text:span text:style-name="T87">Tietoviikko, </text:span><text:span text:style-name="T88">and science blogs. </text:span><text:span text:style-name="T313">M</text:span><text:span text:style-name="T314">y pu</text:span><text:span text:style-name="T315">b</text:span><text:span text:style-name="T314">lications are </text:span><text:span text:style-name="T316">a</text:span><text:span text:style-name="T326">mong top-</text:span><text:span text:style-name="T327">1% </text:span><text:span text:style-name="T326">online </text:span><text:span text:style-name="T328">shares, </text:span><text:span text:style-name="T329">and </text:span><text:span text:style-name="T326">top-</text:span><text:span text:style-name="T327">2% </text:span><text:span text:style-name="T326">most </text:span><text:span text:style-name="T327">highly cited in Wikipedia</text:span><text:span text:style-name="T328"> </text:span><text:span text:style-name="T330">(</text:span><text:span text:style-name="T331">ImpactStory </text:span><text:span text:style-name="T332">altmetrics</text:span><text:span text:style-name="T330">)</text:span><text:span text:style-name="T326">, </text:span><text:span text:style-name="T329">and the software among top-4% impact </text:span><text:span text:style-name="T333">(</text:span><text:span text:style-name="T329">Depsy</text:span><text:span text:style-name="T333">) </text:span><text:span text:style-name="T347">and </text:span><text:span text:style-name="T98">top-20% in Bioconductor</text:span><text:span text:style-name="T329">.</text:span><text:span text:style-name="T97"> </text:span><text:span text:style-name="T432">F</text:span><text:span text:style-name="T433">ounding member and chair </text:span><text:span text:style-name="T434">2013-2015 </text:span><text:span text:style-name="T433">Open Knowledge Finland Open Science work group</text:span><text:span text:style-name="T335">. </text:span><text:span text:style-name="T334">M</text:span><text:span text:style-name="T335">y </text:span><text:span text:style-name="T433">Freedom of Information request </text:span><text:span text:style-name="T431">supported by the </text:span><text:span text:style-name="T433">administrative court</text:span><text:span text:style-name="T421"> </text:span><text:span text:style-name="T335">led to release of academic journal price </text:span><text:span text:style-name="T334">information </text:span><text:span text:style-name="T335">by Ministry of Education and Culture in 2016: </text:span><text:span text:style-name="T433">Finland </text:span><text:span text:style-name="T435">subsequently </text:span><text:span text:style-name="T436">release</text:span><text:span text:style-name="T437">d</text:span><text:span text:style-name="T436"> </text:span><text:span text:style-name="T437">comprehensive time series </text:span><text:span text:style-name="T436">of academic publishing subscription price </text:span><text:span text:style-name="T437">development</text:span><text:span text:style-name="T436"> </text:span><text:span text:style-name="T437">as open data </text:span><text:span text:style-name="T436">and </text:span><text:span text:style-name="T431">became a leading country in the </text:span><text:span text:style-name="T433">transparency of academic journal pricing</text:span><text:span text:style-name="T335">; </text:span><text:span text:style-name="T350">After this I have participated in designing the </text:span><text:span text:style-name="T433">tiedonhinta.fi campaign</text:span><text:span text:style-name="T335">, </text:span><text:span text:style-name="T336">s</text:span><text:span text:style-name="T335">igned </text:span><text:span text:style-name="T336">up </text:span><text:span text:style-name="T335">by &gt;2700 researchers </text:span><text:span text:style-name="T337">to </text:span><text:span text:style-name="T335">support </text:span><text:span text:style-name="T337">Finnish </text:span><text:span text:style-name="T335">negotiations with academic publishers; </text:span><text:span text:style-name="T349">the Finnish Ministry of Education and Culture awarded our Open Knowledge Finland team for these activities with Open Science award in 2017. </text:span><text:span text:style-name="T430">Data Elections Finland</text:span><text:span text:style-name="T376"> </text:span><text:span text:style-name="T377">(Datavaalit</text:span><text:span text:style-name="T376">)</text:span><text:span text:style-name="T429"> </text:span><text:span text:style-name="T317">Steering group member. </text:span><text:span text:style-name="T318">N</text:span><text:span text:style-name="T317">etwork </text:span><text:span text:style-name="T319">for </text:span><text:span text:style-name="T317">sustainable parliamentary monitoring infrastructure in Finland. Funded by Sitra (2012-13) </text:span><text:span text:style-name="T320">and </text:span><text:span text:style-name="T317">national media companies</text:span><text:span text:style-name="T363">.</text:span><text:span text:style-name="T364"> </text:span></text:p>
      <text:p text:style-name="P38"><text:span text:style-name="T10">Networks</text:span><text:span text:style-name="T233"> </text:span><text:span text:style-name="T30">1</text:span><text:span text:style-name="T32">50</text:span><text:span text:style-name="T30"> co-authors from 10</text:span><text:span text:style-name="T29">+</text:span><text:span text:style-name="T30"> countries</text:span><text:span text:style-name="T29">. </text:span><text:span text:style-name="T35">Current k</text:span><text:span text:style-name="T28">ey collaborators </text:span><text:span text:style-name="T34">in Finland </text:span><text:span text:style-name="T28">include Prof Willem M de Vos (</text:span><text:span text:style-name="T33">University of Helsinki, Medical Faculty, </text:span><text:span text:style-name="T37">Director of </text:span><text:span text:style-name="T33">Human Microbiome Research Program)</text:span><text:span text:style-name="T28">, <text:s text:c="192"/></text:span><text:span text:style-name="T38">Prof Veikko Salomaa (THL),</text:span><text:span text:style-name="T28"> </text:span><text:span text:style-name="T38">Dr Eveliina Munukka (Director of Turku Microbiome Biobank), </text:span><text:span text:style-name="T28"><text:s/></text:span><text:span text:style-name="T45">Prof Mikko Tolonen (University of Helsinki), </text:span><text:span text:style-name="T34">and internationally Prof Rob Knight </text:span><text:span text:style-name="T36">(San Diego)</text:span><text:span text:style-name="T34">, </text:span><text:span text:style-name="T28">Prof Karoline Faust (KU Leuven), </text:span><text:span text:style-name="T34">and </text:span><text:span text:style-name="T28">Prof Marten Scheffer (Wageningen)</text:span><text:span text:style-name="T31">. </text:span><text:span text:style-name="T229">2 COST networks </text:span><text:span text:style-name="T239">in bioinformatics; </text:span><text:span text:style-name="T393">Founder </text:span><text:span text:style-name="T394">and main developer </text:span><text:span text:style-name="T228">rOpenGov </text:span><text:span text:style-name="T385">open source </text:span><text:span text:style-name="T386">network </text:span><text:span text:style-name="T387">for </text:span><text:span text:style-name="T388">digital humanities, </text:span><text:span text:style-name="T389">with </text:span><text:span text:style-name="T390">contributors </text:span><text:span text:style-name="T391">from </text:span><text:span text:style-name="T392">&gt;5 </text:span><text:span text:style-name="T391">countries</text:span><text:span text:style-name="T39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dd4d7b" style:font-style-asian="normal" style:font-style-complex="normal"/>
    </style:style>
    <style:style style:name="MT4" style:family="text">
      <style:text-properties fo:color="#666666" style:font-name="Times New Roman" fo:font-style="normal" officeooo:rsid="030df896" style:font-style-asian="normal" style:font-style-complex="normal"/>
    </style:style>
    <style:style style:name="MT5" style:family="text">
      <style:text-properties fo:color="#666666" style:font-name="Times New Roman" fo:font-style="normal" officeooo:rsid="0289ebab" style:font-style-asian="normal" style:font-style-complex="normal"/>
    </style:style>
    <style:style style:name="MT6" style:family="text">
      <style:text-properties fo:color="#666666" style:font-name="Times New Roman" fo:font-style="normal" officeooo:rsid="08d7613b" style:font-style-asian="normal" style:font-style-complex="normal"/>
    </style:style>
    <style:style style:name="MT7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Ma</text:span><text:span text:style-name="MT4">y</text:span><text:span text:style-name="MT5"> </text:span><text:span text:style-name="MT4">15</text:span><text:span text:style-name="MT6">, 201</text:span><text:span text:style-name="MT7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5-24T13:33:43.607892908</dc:date>
    <meta:editing-duration>PT15H59M49S</meta:editing-duration>
    <meta:editing-cycles>519</meta:editing-cycles>
    <meta:document-statistic meta:table-count="0" meta:image-count="0" meta:object-count="0" meta:page-count="4" meta:paragraph-count="84" meta:word-count="1945" meta:character-count="14948" meta:non-whitespace-character-count="12837"/>
  </office:meta>
</office:document-meta>
</file>